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pt"/>
    </style:style>
    <style:style style:name="co2" style:family="table-column">
      <style:table-column-properties fo:break-before="auto" style:column-width="71.49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_results_all_speeds" table:style-name="ta1">
        <table:shapes>
          <draw:frame draw:z-index="0" draw:name="All speeds" draw:style-name="gr1" draw:text-style-name="P1" svg:width="787.07pt" svg:height="539.09pt" svg:x="642.02pt" svg:y="28.43pt">
            <loext:p draw:notify-on-update-of-ranges="average_results_all_speeds.A1:average_results_all_speeds.A127 average_results_all_speeds.F1:average_results_all_speeds.F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82.36pt" svg:height="710.02pt" svg:x="561.34pt" svg:y="2758.71pt">
            <loext:p draw:notify-on-update-of-ranges="average_results_all_speeds.B2:average_results_all_speeds.B127 average_results_all_speeds.F1:average_results_all_speeds.F1 average_results_all_speeds.F2:average_results_all_speeds.F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87.83pt" svg:height="704.75pt" svg:x="634.48pt" svg:y="578.35pt">
            <loext:p draw:notify-on-update-of-ranges="average_results_all_speeds.A2:average_results_all_speeds.A43 average_results_all_speeds.F2:average_results_all_speeds.F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83.18pt" svg:height="716.8pt" svg:x="635.92pt" svg:y="1299.43pt">
            <loext:p draw:notify-on-update-of-ranges="average_results_all_speeds.A44:average_results_all_speeds.A85 average_results_all_speeds.F44:average_results_all_speeds.F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84.71pt" svg:height="682.89pt" svg:x="561.32pt" svg:y="2034.45pt">
            <loext:p draw:notify-on-update-of-ranges="average_results_all_speeds.A86:average_results_all_speeds.A127 average_results_all_speeds.F86:average_results_all_speeds.F1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83.18pt" svg:height="638.5pt" svg:x="634.28pt" svg:y="3492.68pt">
            <loext:p draw:notify-on-update-of-ranges="average_results_all_speeds.B2:average_results_all_speeds.B127 average_results_all_speeds.G1:average_results_all_speeds.G1 average_results_all_speeds.G2:average_results_all_speeds.G1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51.96pt" svg:height="673.88pt" svg:x="0pt" svg:y="2039.73pt">
            <loext:p draw:notify-on-update-of-ranges="average_results_all_speeds.A86:average_results_all_speeds.A127 average_results_all_speeds.H86:average_results_all_speeds.H1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24.22pt" svg:height="643.18pt" svg:x="0pt" svg:y="3494.38pt">
            <loext:p draw:notify-on-update-of-ranges="average_results_all_speeds.B44:average_results_all_speeds.B127 average_results_all_speeds.G44:average_results_all_speeds.G12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Area with 1s time window</text:p>
          </table:table-cell>
          <table:table-cell table:style-name="ce1" office:value-type="string" calcext:value-type="string">
            <text:p>Area/speed</text:p>
          </table:table-cell>
          <table:table-cell table:style-name="ce1" office:value-type="string" calcext:value-type="string">
            <text:p>#Angle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Average_Time</text:p>
          </table:table-cell>
          <table:table-cell table:style-name="ce1" office:value-type="string" calcext:value-type="string">
            <text:p>Time/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Capped_Errors</text:p>
          </table:table-cell>
          <table:table-cell table:style-name="ce1" office:value-type="string" calcext:value-type="string">
            <text:p>Failure_rate</text:p>
          </table:table-cell>
          <table:table-cell table:style-name="ce1"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2]/[.E2]" office:value-type="float" office:value="0.670297451851852" calcext:value-type="float">
            <text:p>0.6702974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98543619" calcext:value-type="float">
            <text:p>0.1598543619</text:p>
          </table:table-cell>
          <table:table-cell table:formula="of:=[.F2]/[.E2]" office:value-type="float" office:value="0.592053192222222" calcext:value-type="float">
            <text:p>0.5920531922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3]/[.E3]" office:value-type="float" office:value="0.670297451851852" calcext:value-type="float">
            <text:p>0.67029745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3321207" calcext:value-type="float">
            <text:p>0.153321207</text:p>
          </table:table-cell>
          <table:table-cell table:formula="of:=[.F3]/[.E3]" office:value-type="float" office:value="0.567856322222222" calcext:value-type="float">
            <text:p>0.5678563222</text:p>
          </table:table-cell>
          <table:table-cell table:number-columns-repeated="2" office:value-type="float" office:value="0.0961538462" calcext:value-type="float">
            <text:p>0.09615384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4]/[.E4]" office:value-type="float" office:value="0.670297451851852" calcext:value-type="float">
            <text:p>0.67029745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414127718" calcext:value-type="float">
            <text:p>0.1414127718</text:p>
          </table:table-cell>
          <table:table-cell table:formula="of:=[.F4]/[.E4]" office:value-type="float" office:value="0.523751006666667" calcext:value-type="float">
            <text:p>0.5237510067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5]/[.E5]" office:value-type="float" office:value="0.670297451851852" calcext:value-type="float">
            <text:p>0.67029745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468658617" calcext:value-type="float">
            <text:p>0.1468658617</text:p>
          </table:table-cell>
          <table:table-cell table:formula="of:=[.F5]/[.E5]" office:value-type="float" office:value="0.543947635925926" calcext:value-type="float">
            <text:p>0.5439476359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6]/[.E6]" office:value-type="float" office:value="0.670297451851852" calcext:value-type="float">
            <text:p>0.67029745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27024024" calcext:value-type="float">
            <text:p>0.1527024024</text:p>
          </table:table-cell>
          <table:table-cell table:formula="of:=[.F6]/[.E6]" office:value-type="float" office:value="0.565564453333333" calcext:value-type="float">
            <text:p>0.5655644533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7]/[.E7]" office:value-type="float" office:value="0.670297451851852" calcext:value-type="float">
            <text:p>0.67029745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09183479" calcext:value-type="float">
            <text:p>0.1509183479</text:p>
          </table:table-cell>
          <table:table-cell table:formula="of:=[.F7]/[.E7]" office:value-type="float" office:value="0.558956844074074" calcext:value-type="float">
            <text:p>0.5589568441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8]/[.E8]" office:value-type="float" office:value="0.670297451851852" calcext:value-type="float">
            <text:p>0.670297451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190679" calcext:value-type="float">
            <text:p>0.1627190679</text:p>
          </table:table-cell>
          <table:table-cell table:formula="of:=[.F8]/[.E8]" office:value-type="float" office:value="0.602663214444444" calcext:value-type="float">
            <text:p>0.6026632144</text:p>
          </table:table-cell>
          <table:table-cell table:number-columns-repeated="2" office:value-type="float" office:value="0.1730769231" calcext:value-type="float">
            <text:p>0.173076923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40980312" calcext:value-type="float">
            <text:p>1.640980312</text:p>
          </table:table-cell>
          <table:table-cell table:formula="of:=[.A9]/[.E9]" office:value-type="float" office:value="6.07770485925926" calcext:value-type="float">
            <text:p>6.077704859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00432688" calcext:value-type="float">
            <text:p>0.1500432688</text:p>
          </table:table-cell>
          <table:table-cell table:formula="of:=[.F9]/[.E9]" office:value-type="float" office:value="0.55571581037037" calcext:value-type="float">
            <text:p>0.555715810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3259392156" calcext:value-type="float">
            <text:p>1.6325939216</text:p>
          </table:table-cell>
          <table:table-cell table:formula="of:=[.A10]/[.E10]" office:value-type="float" office:value="6.04664415392593" calcext:value-type="float">
            <text:p>6.046644153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87232024" calcext:value-type="float">
            <text:p>0.1487232024</text:p>
          </table:table-cell>
          <table:table-cell table:formula="of:=[.F10]/[.E10]" office:value-type="float" office:value="0.550826675555556" calcext:value-type="float">
            <text:p>0.5508266756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2060416474" calcext:value-type="float">
            <text:p>1.6206041647</text:p>
          </table:table-cell>
          <table:table-cell table:formula="of:=[.A11]/[.E11]" office:value-type="float" office:value="6.00223764718518" calcext:value-type="float">
            <text:p>6.002237647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69990778" calcext:value-type="float">
            <text:p>0.1669990778</text:p>
          </table:table-cell>
          <table:table-cell table:formula="of:=[.F11]/[.E11]" office:value-type="float" office:value="0.618515102962963" calcext:value-type="float">
            <text:p>0.618515103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59513567883" calcext:value-type="float">
            <text:p>1.5951356788</text:p>
          </table:table-cell>
          <table:table-cell table:formula="of:=[.A12]/[.E12]" office:value-type="float" office:value="5.90790992159259" calcext:value-type="float">
            <text:p>5.907909921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1411713" calcext:value-type="float">
            <text:p>0.1691411713</text:p>
          </table:table-cell>
          <table:table-cell table:formula="of:=[.F12]/[.E12]" office:value-type="float" office:value="0.626448782592593" calcext:value-type="float">
            <text:p>0.626448782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51343988116" calcext:value-type="float">
            <text:p>1.5134398812</text:p>
          </table:table-cell>
          <table:table-cell table:formula="of:=[.A13]/[.E13]" office:value-type="float" office:value="5.60533289318519" calcext:value-type="float">
            <text:p>5.60533289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82040999" calcext:value-type="float">
            <text:p>0.1682040999</text:p>
          </table:table-cell>
          <table:table-cell table:formula="of:=[.F13]/[.E13]" office:value-type="float" office:value="0.622978147777778" calcext:value-type="float">
            <text:p>0.6229781478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49325892905" calcext:value-type="float">
            <text:p>1.4932589291</text:p>
          </table:table-cell>
          <table:table-cell table:formula="of:=[.A14]/[.E14]" office:value-type="float" office:value="5.53058862611111" calcext:value-type="float">
            <text:p>5.530588626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631812097" calcext:value-type="float">
            <text:p>0.1631812097</text:p>
          </table:table-cell>
          <table:table-cell table:formula="of:=[.F14]/[.E14]" office:value-type="float" office:value="0.604374850740741" calcext:value-type="float">
            <text:p>0.604374850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46629522347" calcext:value-type="float">
            <text:p>1.4662952235</text:p>
          </table:table-cell>
          <table:table-cell table:formula="of:=[.A15]/[.E15]" office:value-type="float" office:value="5.43072304988889" calcext:value-type="float">
            <text:p>5.430723049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96187701" calcext:value-type="float">
            <text:p>0.1896187701</text:p>
          </table:table-cell>
          <table:table-cell table:formula="of:=[.F15]/[.E15]" office:value-type="float" office:value="0.702291741111111" calcext:value-type="float">
            <text:p>0.702291741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40980312" calcext:value-type="float">
            <text:p>1.640980312</text:p>
          </table:table-cell>
          <table:table-cell table:formula="of:=[.A16]/[.E16]" office:value-type="float" office:value="6.07770485925926" calcext:value-type="float">
            <text:p>6.077704859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66538986" calcext:value-type="float">
            <text:p>0.1666538986</text:p>
          </table:table-cell>
          <table:table-cell table:formula="of:=[.F16]/[.E16]" office:value-type="float" office:value="0.617236661481481" calcext:value-type="float">
            <text:p>0.6172366615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0660070075" calcext:value-type="float">
            <text:p>1.6066007008</text:p>
          </table:table-cell>
          <table:table-cell table:formula="of:=[.A17]/[.E17]" office:value-type="float" office:value="5.95037296574074" calcext:value-type="float">
            <text:p>5.950372965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178988" calcext:value-type="float">
            <text:p>0.1457178988</text:p>
          </table:table-cell>
          <table:table-cell table:formula="of:=[.F17]/[.E17]" office:value-type="float" office:value="0.539695921481481" calcext:value-type="float">
            <text:p>0.5396959215</text:p>
          </table:table-cell>
          <table:table-cell table:number-columns-repeated="2" office:value-type="float" office:value="0.1346153846" calcext:value-type="float">
            <text:p>0.134615384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55629785765" calcext:value-type="float">
            <text:p>1.5562978577</text:p>
          </table:table-cell>
          <table:table-cell table:formula="of:=[.A18]/[.E18]" office:value-type="float" office:value="5.76406613944444" calcext:value-type="float">
            <text:p>5.764066139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627901775" calcext:value-type="float">
            <text:p>0.1627901775</text:p>
          </table:table-cell>
          <table:table-cell table:formula="of:=[.F18]/[.E18]" office:value-type="float" office:value="0.602926583333333" calcext:value-type="float">
            <text:p>0.6029265833</text:p>
          </table:table-cell>
          <table:table-cell table:number-columns-repeated="2" office:value-type="float" office:value="0.4230769231" calcext:value-type="float">
            <text:p>0.423076923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45865170147" calcext:value-type="float">
            <text:p>1.4586517015</text:p>
          </table:table-cell>
          <table:table-cell table:formula="of:=[.A19]/[.E19]" office:value-type="float" office:value="5.40241370914815" calcext:value-type="float">
            <text:p>5.402413709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93549917" calcext:value-type="float">
            <text:p>0.193549917</text:p>
          </table:table-cell>
          <table:table-cell table:formula="of:=[.F19]/[.E19]" office:value-type="float" office:value="0.716851544444444" calcext:value-type="float">
            <text:p>0.7168515444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32244367068" calcext:value-type="float">
            <text:p>1.3224436707</text:p>
          </table:table-cell>
          <table:table-cell table:formula="of:=[.A20]/[.E20]" office:value-type="float" office:value="4.89793952103704" calcext:value-type="float">
            <text:p>4.89793952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92021607" calcext:value-type="float">
            <text:p>0.192021607</text:p>
          </table:table-cell>
          <table:table-cell table:formula="of:=[.F20]/[.E20]" office:value-type="float" office:value="0.711191137037037" calcext:value-type="float">
            <text:p>0.711191137</text:p>
          </table:table-cell>
          <table:table-cell table:number-columns-repeated="2" office:value-type="float" office:value="0.8076923077" calcext:value-type="float">
            <text:p>0.807692307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26750154907" calcext:value-type="float">
            <text:p>1.2675015491</text:p>
          </table:table-cell>
          <table:table-cell table:formula="of:=[.A21]/[.E21]" office:value-type="float" office:value="4.69445018174074" calcext:value-type="float">
            <text:p>4.694450181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2019152025" calcext:value-type="float">
            <text:p>0.2019152025</text:p>
          </table:table-cell>
          <table:table-cell table:formula="of:=[.F21]/[.E21]" office:value-type="float" office:value="0.747834083333333" calcext:value-type="float">
            <text:p>0.7478340833</text:p>
          </table:table-cell>
          <table:table-cell table:number-columns-repeated="2" office:value-type="float" office:value="0.6923076923" calcext:value-type="float">
            <text:p>0.69230769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16442389804" calcext:value-type="float">
            <text:p>1.164423898</text:p>
          </table:table-cell>
          <table:table-cell table:formula="of:=[.A22]/[.E22]" office:value-type="float" office:value="4.31268110385185" calcext:value-type="float">
            <text:p>4.312681103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823593898" calcext:value-type="float">
            <text:p>0.1823593898</text:p>
          </table:table-cell>
          <table:table-cell table:formula="of:=[.F22]/[.E22]" office:value-type="float" office:value="0.675405147407407" calcext:value-type="float">
            <text:p>0.6754051474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40980312" calcext:value-type="float">
            <text:p>1.640980312</text:p>
          </table:table-cell>
          <table:table-cell table:formula="of:=[.A23]/[.E23]" office:value-type="float" office:value="6.07770485925926" calcext:value-type="float">
            <text:p>6.077704859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560900956" calcext:value-type="float">
            <text:p>0.1560900956</text:p>
          </table:table-cell>
          <table:table-cell table:formula="of:=[.F23]/[.E23]" office:value-type="float" office:value="0.578111465185185" calcext:value-type="float">
            <text:p>0.5781114652</text:p>
          </table:table-cell>
          <table:table-cell table:number-columns-repeated="2" office:value-type="float" office:value="0.1538461538" calcext:value-type="float">
            <text:p>0.15384615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56068057363" calcext:value-type="float">
            <text:p>1.5606805736</text:p>
          </table:table-cell>
          <table:table-cell table:formula="of:=[.A24]/[.E24]" office:value-type="float" office:value="5.78029842085185" calcext:value-type="float">
            <text:p>5.780298420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593679481" calcext:value-type="float">
            <text:p>0.1593679481</text:p>
          </table:table-cell>
          <table:table-cell table:formula="of:=[.F24]/[.E24]" office:value-type="float" office:value="0.59025165962963" calcext:value-type="float">
            <text:p>0.5902516596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45984955703" calcext:value-type="float">
            <text:p>1.459849557</text:p>
          </table:table-cell>
          <table:table-cell table:formula="of:=[.A25]/[.E25]" office:value-type="float" office:value="5.40685021122222" calcext:value-type="float">
            <text:p>5.406850211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97245029" calcext:value-type="float">
            <text:p>0.1797245029</text:p>
          </table:table-cell>
          <table:table-cell table:formula="of:=[.F25]/[.E25]" office:value-type="float" office:value="0.665646307037037" calcext:value-type="float">
            <text:p>0.665646307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29688894111" calcext:value-type="float">
            <text:p>1.2968889411</text:p>
          </table:table-cell>
          <table:table-cell table:formula="of:=[.A26]/[.E26]" office:value-type="float" office:value="4.80329237448148" calcext:value-type="float">
            <text:p>4.8032923745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05751022" calcext:value-type="float">
            <text:p>0.1805751022</text:p>
          </table:table-cell>
          <table:table-cell table:formula="of:=[.F26]/[.E26]" office:value-type="float" office:value="0.668796674814815" calcext:value-type="float">
            <text:p>0.6687966748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12554123298" calcext:value-type="float">
            <text:p>1.125541233</text:p>
          </table:table-cell>
          <table:table-cell table:formula="of:=[.A27]/[.E27]" office:value-type="float" office:value="4.16867123325926" calcext:value-type="float">
            <text:p>4.1686712333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2064054733" calcext:value-type="float">
            <text:p>0.2064054733</text:p>
          </table:table-cell>
          <table:table-cell table:formula="of:=[.F27]/[.E27]" office:value-type="float" office:value="0.764464715925926" calcext:value-type="float">
            <text:p>0.7644647159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01816237348" calcext:value-type="float">
            <text:p>1.0181623735</text:p>
          </table:table-cell>
          <table:table-cell table:formula="of:=[.A28]/[.E28]" office:value-type="float" office:value="3.77097175362963" calcext:value-type="float">
            <text:p>3.7709717536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81288801" calcext:value-type="float">
            <text:p>0.1581288801</text:p>
          </table:table-cell>
          <table:table-cell table:formula="of:=[.F28]/[.E28]" office:value-type="float" office:value="0.585662518888889" calcext:value-type="float">
            <text:p>0.5856625189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922802271296" calcext:value-type="float">
            <text:p>0.9228022713</text:p>
          </table:table-cell>
          <table:table-cell table:formula="of:=[.A29]/[.E29]" office:value-type="float" office:value="3.41778618998518" calcext:value-type="float">
            <text:p>3.4177861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02221" calcext:value-type="float">
            <text:p>0.166102221</text:p>
          </table:table-cell>
          <table:table-cell table:formula="of:=[.F29]/[.E29]" office:value-type="float" office:value="0.615193411111111" calcext:value-type="float">
            <text:p>0.6151934111</text:p>
          </table:table-cell>
          <table:table-cell table:number-columns-repeated="2" office:value-type="float" office:value="0.2692307692" calcext:value-type="float">
            <text:p>0.2692307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40980312" calcext:value-type="float">
            <text:p>1.640980312</text:p>
          </table:table-cell>
          <table:table-cell table:formula="of:=[.A30]/[.E30]" office:value-type="float" office:value="6.07770485925926" calcext:value-type="float">
            <text:p>6.077704859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60417553" calcext:value-type="float">
            <text:p>0.160417553</text:p>
          </table:table-cell>
          <table:table-cell table:formula="of:=[.F30]/[.E30]" office:value-type="float" office:value="0.594139085185185" calcext:value-type="float">
            <text:p>0.594139085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5138199095" calcext:value-type="float">
            <text:p>1.5138199095</text:p>
          </table:table-cell>
          <table:table-cell table:formula="of:=[.A31]/[.E31]" office:value-type="float" office:value="5.60674040555556" calcext:value-type="float">
            <text:p>5.6067404056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661772768" calcext:value-type="float">
            <text:p>0.1661772768</text:p>
          </table:table-cell>
          <table:table-cell table:formula="of:=[.F31]/[.E31]" office:value-type="float" office:value="0.615471395555556" calcext:value-type="float">
            <text:p>0.6154713956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34096647092" calcext:value-type="float">
            <text:p>1.3409664709</text:p>
          </table:table-cell>
          <table:table-cell table:formula="of:=[.A32]/[.E32]" office:value-type="float" office:value="4.96654248488889" calcext:value-type="float">
            <text:p>4.9665424849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972485239" calcext:value-type="float">
            <text:p>0.1972485239</text:p>
          </table:table-cell>
          <table:table-cell table:formula="of:=[.F32]/[.E32]" office:value-type="float" office:value="0.730550088518518" calcext:value-type="float">
            <text:p>0.7305500885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14796940418" calcext:value-type="float">
            <text:p>1.1479694042</text:p>
          </table:table-cell>
          <table:table-cell table:formula="of:=[.A33]/[.E33]" office:value-type="float" office:value="4.251738534" calcext:value-type="float">
            <text:p>4.25173853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822972107" calcext:value-type="float">
            <text:p>0.1822972107</text:p>
          </table:table-cell>
          <table:table-cell table:formula="of:=[.F33]/[.E33]" office:value-type="float" office:value="0.675174854444444" calcext:value-type="float">
            <text:p>0.6751748544</text:p>
          </table:table-cell>
          <table:table-cell table:number-columns-repeated="2" office:value-type="float" office:value="0.5961538462" calcext:value-type="float">
            <text:p>0.59615384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972649752433" calcext:value-type="float">
            <text:p>0.9726497524</text:p>
          </table:table-cell>
          <table:table-cell table:formula="of:=[.A34]/[.E34]" office:value-type="float" office:value="3.60240649049259" calcext:value-type="float">
            <text:p>3.6024064905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574267626" calcext:value-type="float">
            <text:p>0.1574267626</text:p>
          </table:table-cell>
          <table:table-cell table:formula="of:=[.F34]/[.E34]" office:value-type="float" office:value="0.583062083703704" calcext:value-type="float">
            <text:p>0.5830620837</text:p>
          </table:table-cell>
          <table:table-cell table:number-columns-repeated="2"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874117737853" calcext:value-type="float">
            <text:p>0.8741177379</text:p>
          </table:table-cell>
          <table:table-cell table:formula="of:=[.A35]/[.E35]" office:value-type="float" office:value="3.23747310315926" calcext:value-type="float">
            <text:p>3.2374731032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512312122" calcext:value-type="float">
            <text:p>0.1512312122</text:p>
          </table:table-cell>
          <table:table-cell table:formula="of:=[.F35]/[.E35]" office:value-type="float" office:value="0.560115600740741" calcext:value-type="float">
            <text:p>0.5601156007</text:p>
          </table:table-cell>
          <table:table-cell table:number-columns-repeated="2" office:value-type="float" office:value="0.2307692308" calcext:value-type="float">
            <text:p>0.23076923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782187908598" calcext:value-type="float">
            <text:p>0.7821879086</text:p>
          </table:table-cell>
          <table:table-cell table:formula="of:=[.A36]/[.E36]" office:value-type="float" office:value="2.89699225406667" calcext:value-type="float">
            <text:p>2.896992254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699993579" calcext:value-type="float">
            <text:p>0.1699993579</text:p>
          </table:table-cell>
          <table:table-cell table:formula="of:=[.F36]/[.E36]" office:value-type="float" office:value="0.629627251481481" calcext:value-type="float">
            <text:p>0.6296272515</text:p>
          </table:table-cell>
          <table:table-cell table:number-columns-repeated="2" office:value-type="float" office:value="0.3076923077" calcext:value-type="float">
            <text:p>0.307692307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640980312" calcext:value-type="float">
            <text:p>1.640980312</text:p>
          </table:table-cell>
          <table:table-cell table:formula="of:=[.A37]/[.E37]" office:value-type="float" office:value="6.07770485925926" calcext:value-type="float">
            <text:p>6.077704859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736741921" calcext:value-type="float">
            <text:p>0.1736741921</text:p>
          </table:table-cell>
          <table:table-cell table:formula="of:=[.F37]/[.E37]" office:value-type="float" office:value="0.643237748518519" calcext:value-type="float">
            <text:p>0.6432377485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41821095751" calcext:value-type="float">
            <text:p>1.4182109575</text:p>
          </table:table-cell>
          <table:table-cell table:formula="of:=[.A38]/[.E38]" office:value-type="float" office:value="5.25263317596296" calcext:value-type="float">
            <text:p>5.25263317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946337945" calcext:value-type="float">
            <text:p>0.1946337945</text:p>
          </table:table-cell>
          <table:table-cell table:formula="of:=[.F38]/[.E38]" office:value-type="float" office:value="0.720865905555556" calcext:value-type="float">
            <text:p>0.7208659056</text:p>
          </table:table-cell>
          <table:table-cell table:number-columns-repeated="2" office:value-type="float" office:value="0.4423076923" calcext:value-type="float">
            <text:p>0.44230769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12687498697" calcext:value-type="float">
            <text:p>1.126874987</text:p>
          </table:table-cell>
          <table:table-cell table:formula="of:=[.A39]/[.E39]" office:value-type="float" office:value="4.17361106285185" calcext:value-type="float">
            <text:p>4.1736110629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1743476195" calcext:value-type="float">
            <text:p>0.1743476195</text:p>
          </table:table-cell>
          <table:table-cell table:formula="of:=[.F39]/[.E39]" office:value-type="float" office:value="0.645731924074074" calcext:value-type="float">
            <text:p>0.645731924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918891426338" calcext:value-type="float">
            <text:p>0.9188914263</text:p>
          </table:table-cell>
          <table:table-cell table:formula="of:=[.A40]/[.E40]" office:value-type="float" office:value="3.40330157902963" calcext:value-type="float">
            <text:p>3.403301579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27" calcext:value-type="float">
            <text:p>0.27</text:p>
          </table:table-cell>
          <table:table-cell office:value-type="float" office:value="0.1698197637" calcext:value-type="float">
            <text:p>0.1698197637</text:p>
          </table:table-cell>
          <table:table-cell table:formula="of:=[.F40]/[.E40]" office:value-type="float" office:value="0.628962087777778" calcext:value-type="float">
            <text:p>0.628962087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778576451285" calcext:value-type="float">
            <text:p>0.7785764513</text:p>
          </table:table-cell>
          <table:table-cell table:formula="of:=[.A41]/[.E41]" office:value-type="float" office:value="2.88361648624074" calcext:value-type="float">
            <text:p>2.883616486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  <table:table-cell office:value-type="float" office:value="0.165647707" calcext:value-type="float">
            <text:p>0.165647707</text:p>
          </table:table-cell>
          <table:table-cell table:formula="of:=[.F41]/[.E41]" office:value-type="float" office:value="0.613510025925926" calcext:value-type="float">
            <text:p>0.6135100259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684558110407" calcext:value-type="float">
            <text:p>0.6845581104</text:p>
          </table:table-cell>
          <table:table-cell table:formula="of:=[.A42]/[.E42]" office:value-type="float" office:value="2.53540040891481" calcext:value-type="float">
            <text:p>2.5354004089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27" calcext:value-type="float">
            <text:p>0.27</text:p>
          </table:table-cell>
          <table:table-cell office:value-type="float" office:value="0.1475380691" calcext:value-type="float">
            <text:p>0.1475380691</text:p>
          </table:table-cell>
          <table:table-cell table:formula="of:=[.F42]/[.E42]" office:value-type="float" office:value="0.546437292962963" calcext:value-type="float">
            <text:p>0.546437293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599841453701" calcext:value-type="float">
            <text:p>0.5998414537</text:p>
          </table:table-cell>
          <table:table-cell table:formula="of:=[.A43]/[.E43]" office:value-type="float" office:value="2.22163501370741" calcext:value-type="float">
            <text:p>2.2216350137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27" calcext:value-type="float">
            <text:p>0.27</text:p>
          </table:table-cell>
          <table:table-cell office:value-type="float" office:value="0.1457010725" calcext:value-type="float">
            <text:p>0.1457010725</text:p>
          </table:table-cell>
          <table:table-cell table:formula="of:=[.F43]/[.E43]" office:value-type="float" office:value="0.539633601851852" calcext:value-type="float">
            <text:p>0.5396336019</text:p>
          </table:table-cell>
          <table:table-cell table:number-columns-repeated="2"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44]/[.E44]" office:value-type="float" office:value="0.335148725925926" calcext:value-type="float">
            <text:p>0.3351487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589674502" calcext:value-type="float">
            <text:p>0.1589674502</text:p>
          </table:table-cell>
          <table:table-cell table:formula="of:=[.F44]/[.E44]" office:value-type="float" office:value="0.294384167037037" calcext:value-type="float">
            <text:p>0.294384167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45]/[.E45]" office:value-type="float" office:value="0.335148725925926" calcext:value-type="float">
            <text:p>0.3351487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664109603" calcext:value-type="float">
            <text:p>0.1664109603</text:p>
          </table:table-cell>
          <table:table-cell table:formula="of:=[.F45]/[.E45]" office:value-type="float" office:value="0.308168445" calcext:value-type="float">
            <text:p>0.308168445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46]/[.E46]" office:value-type="float" office:value="0.335148725925926" calcext:value-type="float">
            <text:p>0.33514872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1579157279" calcext:value-type="float">
            <text:p>0.1579157279</text:p>
          </table:table-cell>
          <table:table-cell table:formula="of:=[.F46]/[.E46]" office:value-type="float" office:value="0.292436533148148" calcext:value-type="float">
            <text:p>0.2924365331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47]/[.E47]" office:value-type="float" office:value="0.335148725925926" calcext:value-type="float">
            <text:p>0.33514872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161266261" calcext:value-type="float">
            <text:p>0.161266261</text:p>
          </table:table-cell>
          <table:table-cell table:formula="of:=[.F47]/[.E47]" office:value-type="float" office:value="0.298641224074074" calcext:value-type="float">
            <text:p>0.2986412241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48]/[.E48]" office:value-type="float" office:value="0.335148725925926" calcext:value-type="float">
            <text:p>0.3351487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04129716" calcext:value-type="float">
            <text:p>0.1704129716</text:p>
          </table:table-cell>
          <table:table-cell table:formula="of:=[.F48]/[.E48]" office:value-type="float" office:value="0.315579577037037" calcext:value-type="float">
            <text:p>0.315579577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49]/[.E49]" office:value-type="float" office:value="0.335148725925926" calcext:value-type="float">
            <text:p>0.3351487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584676971" calcext:value-type="float">
            <text:p>0.1584676971</text:p>
          </table:table-cell>
          <table:table-cell table:formula="of:=[.F49]/[.E49]" office:value-type="float" office:value="0.293458698333333" calcext:value-type="float">
            <text:p>0.293458698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50]/[.E50]" office:value-type="float" office:value="0.335148725925926" calcext:value-type="float">
            <text:p>0.33514872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56329497" calcext:value-type="float">
            <text:p>0.156329497</text:p>
          </table:table-cell>
          <table:table-cell table:formula="of:=[.F50]/[.E50]" office:value-type="float" office:value="0.289499068518518" calcext:value-type="float">
            <text:p>0.2894990685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3.100980312" calcext:value-type="float">
            <text:p>3.100980312</text:p>
          </table:table-cell>
          <table:table-cell table:formula="of:=[.A51]/[.E51]" office:value-type="float" office:value="5.74255613333333" calcext:value-type="float">
            <text:p>5.74255613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1766435" calcext:value-type="float">
            <text:p>0.181766435</text:p>
          </table:table-cell>
          <table:table-cell table:formula="of:=[.F51]/[.E51]" office:value-type="float" office:value="0.336604509259259" calcext:value-type="float">
            <text:p>0.3366045093</text:p>
          </table:table-cell>
          <table:table-cell table:number-columns-repeated="2" office:value-type="float" office:value="0.5576923077" calcext:value-type="float">
            <text:p>0.557692307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3.08462177698" calcext:value-type="float">
            <text:p>3.084621777</text:p>
          </table:table-cell>
          <table:table-cell table:formula="of:=[.A52]/[.E52]" office:value-type="float" office:value="5.71226254996296" calcext:value-type="float">
            <text:p>5.7122625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760956864" calcext:value-type="float">
            <text:p>0.1760956864</text:p>
          </table:table-cell>
          <table:table-cell table:formula="of:=[.F52]/[.E52]" office:value-type="float" office:value="0.326103122962963" calcext:value-type="float">
            <text:p>0.326103123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3.05478767359" calcext:value-type="float">
            <text:p>3.0547876736</text:p>
          </table:table-cell>
          <table:table-cell table:formula="of:=[.A53]/[.E53]" office:value-type="float" office:value="5.65701421035185" calcext:value-type="float">
            <text:p>5.657014210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074964635" calcext:value-type="float">
            <text:p>0.2074964635</text:p>
          </table:table-cell>
          <table:table-cell table:formula="of:=[.F53]/[.E53]" office:value-type="float" office:value="0.384252710185185" calcext:value-type="float">
            <text:p>0.3842527102</text:p>
          </table:table-cell>
          <table:table-cell table:number-columns-repeated="2" office:value-type="float" office:value="0.8461538462" calcext:value-type="float">
            <text:p>0.84615384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2.9953741989" calcext:value-type="float">
            <text:p>2.9953741989</text:p>
          </table:table-cell>
          <table:table-cell table:formula="of:=[.A54]/[.E54]" office:value-type="float" office:value="5.54698925722222" calcext:value-type="float">
            <text:p>5.546989257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212036273" calcext:value-type="float">
            <text:p>0.2212036273</text:p>
          </table:table-cell>
          <table:table-cell table:formula="of:=[.F54]/[.E54]" office:value-type="float" office:value="0.409636346851852" calcext:value-type="float">
            <text:p>0.4096363469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2.83355570435" calcext:value-type="float">
            <text:p>2.8335557044</text:p>
          </table:table-cell>
          <table:table-cell table:formula="of:=[.A55]/[.E55]" office:value-type="float" office:value="5.24732537842593" calcext:value-type="float">
            <text:p>5.247325378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766290453" calcext:value-type="float">
            <text:p>0.1766290453</text:p>
          </table:table-cell>
          <table:table-cell table:formula="of:=[.F55]/[.E55]" office:value-type="float" office:value="0.32709082462963" calcext:value-type="float">
            <text:p>0.3270908246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2.83559885489" calcext:value-type="float">
            <text:p>2.8355988549</text:p>
          </table:table-cell>
          <table:table-cell table:formula="of:=[.A56]/[.E56]" office:value-type="float" office:value="5.25110899053704" calcext:value-type="float">
            <text:p>5.251108990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2409115505" calcext:value-type="float">
            <text:p>0.2409115505</text:p>
          </table:table-cell>
          <table:table-cell table:formula="of:=[.F56]/[.E56]" office:value-type="float" office:value="0.446132500925926" calcext:value-type="float">
            <text:p>0.4461325009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2.73700493516" calcext:value-type="float">
            <text:p>2.7370049352</text:p>
          </table:table-cell>
          <table:table-cell table:formula="of:=[.A57]/[.E57]" office:value-type="float" office:value="5.0685276577037" calcext:value-type="float">
            <text:p>5.068527657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569343784" calcext:value-type="float">
            <text:p>0.2569343784</text:p>
          </table:table-cell>
          <table:table-cell table:formula="of:=[.F57]/[.E57]" office:value-type="float" office:value="0.475804404444444" calcext:value-type="float">
            <text:p>0.4758044044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3.100980312" calcext:value-type="float">
            <text:p>3.100980312</text:p>
          </table:table-cell>
          <table:table-cell table:formula="of:=[.A58]/[.E58]" office:value-type="float" office:value="5.74255613333333" calcext:value-type="float">
            <text:p>5.742556133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630266817" calcext:value-type="float">
            <text:p>0.1630266817</text:p>
          </table:table-cell>
          <table:table-cell table:formula="of:=[.F58]/[.E58]" office:value-type="float" office:value="0.301901262407407" calcext:value-type="float">
            <text:p>0.3019012624</text:p>
          </table:table-cell>
          <table:table-cell table:number-columns-repeated="2" office:value-type="float" office:value="0.3461538462" calcext:value-type="float">
            <text:p>0.34615384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3.03710519158" calcext:value-type="float">
            <text:p>3.0371051916</text:p>
          </table:table-cell>
          <table:table-cell table:formula="of:=[.A59]/[.E59]" office:value-type="float" office:value="5.6242688732963" calcext:value-type="float">
            <text:p>5.624268873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1947942881" calcext:value-type="float">
            <text:p>0.1947942881</text:p>
          </table:table-cell>
          <table:table-cell table:formula="of:=[.F59]/[.E59]" office:value-type="float" office:value="0.360730163148148" calcext:value-type="float">
            <text:p>0.3607301631</text:p>
          </table:table-cell>
          <table:table-cell office:value-type="float" office:value="0.7884615385" calcext:value-type="float">
            <text:p>0.7884615385</text:p>
          </table:table-cell>
          <table:table-cell office:value-type="float" office:value="0.7692307692" calcext:value-type="float">
            <text:p>0.7692307692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2.92375729804" calcext:value-type="float">
            <text:p>2.923757298</text:p>
          </table:table-cell>
          <table:table-cell table:formula="of:=[.A60]/[.E60]" office:value-type="float" office:value="5.41436536674074" calcext:value-type="float">
            <text:p>5.414365366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377042154" calcext:value-type="float">
            <text:p>0.2377042154</text:p>
          </table:table-cell>
          <table:table-cell table:formula="of:=[.F60]/[.E60]" office:value-type="float" office:value="0.440192991481481" calcext:value-type="float">
            <text:p>0.4401929915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2.744044046" calcext:value-type="float">
            <text:p>2.744044046</text:p>
          </table:table-cell>
          <table:table-cell table:formula="of:=[.A61]/[.E61]" office:value-type="float" office:value="5.08156304814815" calcext:value-type="float">
            <text:p>5.081563048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27196878" calcext:value-type="float">
            <text:p>0.3327196878</text:p>
          </table:table-cell>
          <table:table-cell table:formula="of:=[.F61]/[.E61]" office:value-type="float" office:value="0.61614757" calcext:value-type="float">
            <text:p>0.61614757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4"/>
        </table:table-row>
        <table:table-row table:style-name="ro2">
          <table:table-cell office:value-type="float" office:value="2.47210374819" calcext:value-type="float">
            <text:p>2.4721037482</text:p>
          </table:table-cell>
          <table:table-cell table:formula="of:=[.A62]/[.E62]" office:value-type="float" office:value="4.57796990405556" calcext:value-type="float">
            <text:p>4.577969904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414605781" calcext:value-type="float">
            <text:p>0.3414605781</text:p>
          </table:table-cell>
          <table:table-cell table:formula="of:=[.F62]/[.E62]" office:value-type="float" office:value="0.632334403888889" calcext:value-type="float">
            <text:p>0.6323344039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4"/>
        </table:table-row>
        <table:table-row table:style-name="ro2">
          <table:table-cell office:value-type="float" office:value="2.34704550482" calcext:value-type="float">
            <text:p>2.3470455048</text:p>
          </table:table-cell>
          <table:table-cell table:formula="of:=[.A63]/[.E63]" office:value-type="float" office:value="4.34638056448148" calcext:value-type="float">
            <text:p>4.346380564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4348073392" calcext:value-type="float">
            <text:p>0.4348073392</text:p>
          </table:table-cell>
          <table:table-cell table:formula="of:=[.F63]/[.E63]" office:value-type="float" office:value="0.805198776296296" calcext:value-type="float">
            <text:p>0.8051987763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  <table:table-cell table:number-columns-repeated="1014"/>
        </table:table-row>
        <table:table-row table:style-name="ro2">
          <table:table-cell office:value-type="float" office:value="2.15808798195" calcext:value-type="float">
            <text:p>2.158087982</text:p>
          </table:table-cell>
          <table:table-cell table:formula="of:=[.A64]/[.E64]" office:value-type="float" office:value="3.99645922583333" calcext:value-type="float">
            <text:p>3.996459225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8551961" calcext:value-type="float">
            <text:p>0.3278551961</text:p>
          </table:table-cell>
          <table:table-cell table:formula="of:=[.F64]/[.E64]" office:value-type="float" office:value="0.607139252037037" calcext:value-type="float">
            <text:p>0.607139252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4"/>
        </table:table-row>
        <table:table-row table:style-name="ro2">
          <table:table-cell office:value-type="float" office:value="3.100980312" calcext:value-type="float">
            <text:p>3.100980312</text:p>
          </table:table-cell>
          <table:table-cell table:formula="of:=[.A65]/[.E65]" office:value-type="float" office:value="5.74255613333333" calcext:value-type="float">
            <text:p>5.742556133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94307474" calcext:value-type="float">
            <text:p>0.1894307474</text:p>
          </table:table-cell>
          <table:table-cell table:formula="of:=[.F65]/[.E65]" office:value-type="float" office:value="0.35079768037037" calcext:value-type="float">
            <text:p>0.3507976804</text:p>
          </table:table-cell>
          <table:table-cell table:number-columns-repeated="2" office:value-type="float" office:value="0.4807692308" calcext:value-type="float">
            <text:p>0.48076923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2.9418085089" calcext:value-type="float">
            <text:p>2.9418085089</text:p>
          </table:table-cell>
          <table:table-cell table:formula="of:=[.A66]/[.E66]" office:value-type="float" office:value="5.447793535" calcext:value-type="float">
            <text:p>5.44779353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2322356958" calcext:value-type="float">
            <text:p>0.2322356958</text:p>
          </table:table-cell>
          <table:table-cell table:formula="of:=[.F66]/[.E66]" office:value-type="float" office:value="0.430066103333333" calcext:value-type="float">
            <text:p>0.4300661033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307692308" calcext:value-type="float">
            <text:p>1.2307692308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2.71927368478" calcext:value-type="float">
            <text:p>2.7192736848</text:p>
          </table:table-cell>
          <table:table-cell table:formula="of:=[.A67]/[.E67]" office:value-type="float" office:value="5.03569200885185" calcext:value-type="float">
            <text:p>5.0356920089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3059389724" calcext:value-type="float">
            <text:p>0.3059389724</text:p>
          </table:table-cell>
          <table:table-cell table:formula="of:=[.F67]/[.E67]" office:value-type="float" office:value="0.566553652592593" calcext:value-type="float">
            <text:p>0.5665536526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2.39965168874" calcext:value-type="float">
            <text:p>2.3996516887</text:p>
          </table:table-cell>
          <table:table-cell table:formula="of:=[.A68]/[.E68]" office:value-type="float" office:value="4.44379942359259" calcext:value-type="float">
            <text:p>4.4437994236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001245934" calcext:value-type="float">
            <text:p>0.3001245934</text:p>
          </table:table-cell>
          <table:table-cell table:formula="of:=[.F68]/[.E68]" office:value-type="float" office:value="0.555786284074074" calcext:value-type="float">
            <text:p>0.5557862841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4"/>
        </table:table-row>
        <table:table-row table:style-name="ro2">
          <table:table-cell office:value-type="float" office:value="2.10527796233" calcext:value-type="float">
            <text:p>2.1052779623</text:p>
          </table:table-cell>
          <table:table-cell table:formula="of:=[.A69]/[.E69]" office:value-type="float" office:value="3.8986628932037" calcext:value-type="float">
            <text:p>3.898662893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541234032" calcext:value-type="float">
            <text:p>0.3541234032</text:p>
          </table:table-cell>
          <table:table-cell table:formula="of:=[.F69]/[.E69]" office:value-type="float" office:value="0.65578408" calcext:value-type="float">
            <text:p>0.65578408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014"/>
        </table:table-row>
        <table:table-row table:style-name="ro2">
          <table:table-cell office:value-type="float" office:value="1.88283234686" calcext:value-type="float">
            <text:p>1.8828323469</text:p>
          </table:table-cell>
          <table:table-cell table:formula="of:=[.A70]/[.E70]" office:value-type="float" office:value="3.48672656825926" calcext:value-type="float">
            <text:p>3.4867265683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3279028276" calcext:value-type="float">
            <text:p>0.3279028276</text:p>
          </table:table-cell>
          <table:table-cell table:formula="of:=[.F70]/[.E70]" office:value-type="float" office:value="0.607227458518518" calcext:value-type="float">
            <text:p>0.6072274585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4"/>
        </table:table-row>
        <table:table-row table:style-name="ro2">
          <table:table-cell office:value-type="float" office:value="1.6710069142" calcext:value-type="float">
            <text:p>1.6710069142</text:p>
          </table:table-cell>
          <table:table-cell table:formula="of:=[.A71]/[.E71]" office:value-type="float" office:value="3.09445724851852" calcext:value-type="float">
            <text:p>3.094457248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2744268136" calcext:value-type="float">
            <text:p>0.2744268136</text:p>
          </table:table-cell>
          <table:table-cell table:formula="of:=[.F71]/[.E71]" office:value-type="float" office:value="0.508197802962963" calcext:value-type="float">
            <text:p>0.508197803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  <table:table-cell table:number-columns-repeated="1014"/>
        </table:table-row>
        <table:table-row table:style-name="ro2">
          <table:table-cell office:value-type="float" office:value="3.100980312" calcext:value-type="float">
            <text:p>3.100980312</text:p>
          </table:table-cell>
          <table:table-cell table:formula="of:=[.A72]/[.E72]" office:value-type="float" office:value="5.74255613333333" calcext:value-type="float">
            <text:p>5.742556133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879310127" calcext:value-type="float">
            <text:p>0.1879310127</text:p>
          </table:table-cell>
          <table:table-cell table:formula="of:=[.F72]/[.E72]" office:value-type="float" office:value="0.348020393888889" calcext:value-type="float">
            <text:p>0.3480203939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538461538" calcext:value-type="float">
            <text:p>0.6538461538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2.90187798716" calcext:value-type="float">
            <text:p>2.9018779872</text:p>
          </table:table-cell>
          <table:table-cell table:formula="of:=[.A73]/[.E73]" office:value-type="float" office:value="5.37384812437037" calcext:value-type="float">
            <text:p>5.373848124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3483739607" calcext:value-type="float">
            <text:p>0.3483739607</text:p>
          </table:table-cell>
          <table:table-cell table:formula="of:=[.F73]/[.E73]" office:value-type="float" office:value="0.645136964259259" calcext:value-type="float">
            <text:p>0.6451369643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2.51735586096" calcext:value-type="float">
            <text:p>2.517355861</text:p>
          </table:table-cell>
          <table:table-cell table:formula="of:=[.A74]/[.E74]" office:value-type="float" office:value="4.66177011288889" calcext:value-type="float">
            <text:p>4.6617701129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4778661357" calcext:value-type="float">
            <text:p>0.4778661357</text:p>
          </table:table-cell>
          <table:table-cell table:formula="of:=[.F74]/[.E74]" office:value-type="float" office:value="0.884937288333333" calcext:value-type="float">
            <text:p>0.8849372883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692307692" calcext:value-type="float">
            <text:p>2.2692307692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4"/>
        </table:table-row>
        <table:table-row table:style-name="ro2">
          <table:table-cell office:value-type="float" office:value="2.10221829616" calcext:value-type="float">
            <text:p>2.1022182962</text:p>
          </table:table-cell>
          <table:table-cell table:formula="of:=[.A75]/[.E75]" office:value-type="float" office:value="3.89299684474074" calcext:value-type="float">
            <text:p>3.8929968447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3379406349" calcext:value-type="float">
            <text:p>0.3379406349</text:p>
          </table:table-cell>
          <table:table-cell table:formula="of:=[.F75]/[.E75]" office:value-type="float" office:value="0.625815990555556" calcext:value-type="float">
            <text:p>0.6258159906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4"/>
        </table:table-row>
        <table:table-row table:style-name="ro2">
          <table:table-cell office:value-type="float" office:value="1.82306216637" calcext:value-type="float">
            <text:p>1.8230621664</text:p>
          </table:table-cell>
          <table:table-cell table:formula="of:=[.A76]/[.E76]" office:value-type="float" office:value="3.37604104883333" calcext:value-type="float">
            <text:p>3.376041048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3375362663" calcext:value-type="float">
            <text:p>0.3375362663</text:p>
          </table:table-cell>
          <table:table-cell table:formula="of:=[.F76]/[.E76]" office:value-type="float" office:value="0.625067159814815" calcext:value-type="float">
            <text:p>0.6250671598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  <table:table-cell table:number-columns-repeated="1014"/>
        </table:table-row>
        <table:table-row table:style-name="ro2">
          <table:table-cell office:value-type="float" office:value="1.53246488865" calcext:value-type="float">
            <text:p>1.5324648887</text:p>
          </table:table-cell>
          <table:table-cell table:formula="of:=[.A77]/[.E77]" office:value-type="float" office:value="2.83789794194444" calcext:value-type="float">
            <text:p>2.8378979419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58160155" calcext:value-type="float">
            <text:p>0.1858160155</text:p>
          </table:table-cell>
          <table:table-cell table:formula="of:=[.F77]/[.E77]" office:value-type="float" office:value="0.344103732407407" calcext:value-type="float">
            <text:p>0.344103732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39143118519" calcext:value-type="float">
            <text:p>1.3914311852</text:p>
          </table:table-cell>
          <table:table-cell table:formula="of:=[.A78]/[.E78]" office:value-type="float" office:value="2.57672441701852" calcext:value-type="float">
            <text:p>2.576724417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972447558" calcext:value-type="float">
            <text:p>0.1972447558</text:p>
          </table:table-cell>
          <table:table-cell table:formula="of:=[.F78]/[.E78]" office:value-type="float" office:value="0.365268066296296" calcext:value-type="float">
            <text:p>0.3652680663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3.100980312" calcext:value-type="float">
            <text:p>3.100980312</text:p>
          </table:table-cell>
          <table:table-cell table:formula="of:=[.A79]/[.E79]" office:value-type="float" office:value="5.74255613333333" calcext:value-type="float">
            <text:p>5.742556133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2485489177" calcext:value-type="float">
            <text:p>0.2485489177</text:p>
          </table:table-cell>
          <table:table-cell table:formula="of:=[.F79]/[.E79]" office:value-type="float" office:value="0.460275773518519" calcext:value-type="float">
            <text:p>0.4602757735</text:p>
          </table:table-cell>
          <table:table-cell office:value-type="float" office:value="0.9807692308" calcext:value-type="float">
            <text:p>0.9807692308</text:p>
          </table:table-cell>
          <table:table-cell office:value-type="float" office:value="0.9423076923" calcext:value-type="float">
            <text:p>0.9423076923</text:p>
          </table:table-cell>
          <table:table-cell office:value-type="float" office:value="3.8461538462" calcext:value-type="float">
            <text:p>3.8461538462</text:p>
          </table:table-cell>
          <table:table-cell table:number-columns-repeated="1014"/>
        </table:table-row>
        <table:table-row table:style-name="ro2">
          <table:table-cell office:value-type="float" office:value="2.63690742576" calcext:value-type="float">
            <text:p>2.6369074258</text:p>
          </table:table-cell>
          <table:table-cell table:formula="of:=[.A80]/[.E80]" office:value-type="float" office:value="4.88316189955556" calcext:value-type="float">
            <text:p>4.883161899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0.4775565538" calcext:value-type="float">
            <text:p>0.4775565538</text:p>
          </table:table-cell>
          <table:table-cell table:formula="of:=[.F80]/[.E80]" office:value-type="float" office:value="0.884363988518519" calcext:value-type="float">
            <text:p>0.8843639885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2.3269230769" calcext:value-type="float">
            <text:p>2.3269230769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4"/>
        </table:table-row>
        <table:table-row table:style-name="ro2">
          <table:table-cell office:value-type="float" office:value="2.08871651756" calcext:value-type="float">
            <text:p>2.0887165176</text:p>
          </table:table-cell>
          <table:table-cell table:formula="of:=[.A81]/[.E81]" office:value-type="float" office:value="3.86799355103704" calcext:value-type="float">
            <text:p>3.86799355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217873" calcext:value-type="float">
            <text:p>0.281217873</text:p>
          </table:table-cell>
          <table:table-cell table:formula="of:=[.F81]/[.E81]" office:value-type="float" office:value="0.520773838888889" calcext:value-type="float">
            <text:p>0.5207738389</text:p>
          </table:table-cell>
          <table:table-cell office:value-type="float" office:value="1.9038461539" calcext:value-type="float">
            <text:p>1.9038461539</text:p>
          </table:table-cell>
          <table:table-cell office:value-type="float" office:value="1.75" calcext:value-type="float">
            <text:p>1.75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1.61334130329" calcext:value-type="float">
            <text:p>1.6133413033</text:p>
          </table:table-cell>
          <table:table-cell table:formula="of:=[.A82]/[.E82]" office:value-type="float" office:value="2.98766908016667" calcext:value-type="float">
            <text:p>2.9876690802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2966395161" calcext:value-type="float">
            <text:p>0.2966395161</text:p>
          </table:table-cell>
          <table:table-cell table:formula="of:=[.F82]/[.E82]" office:value-type="float" office:value="0.549332437222222" calcext:value-type="float">
            <text:p>0.5493324372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  <table:table-cell table:number-columns-repeated="1014"/>
        </table:table-row>
        <table:table-row table:style-name="ro2">
          <table:table-cell office:value-type="float" office:value="1.37141620279" calcext:value-type="float">
            <text:p>1.3714162028</text:p>
          </table:table-cell>
          <table:table-cell table:formula="of:=[.A83]/[.E83]" office:value-type="float" office:value="2.5396596347963" calcext:value-type="float">
            <text:p>2.5396596348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.54</text:p>
          </table:table-cell>
          <table:table-cell office:value-type="float" office:value="0.1695206406" calcext:value-type="float">
            <text:p>0.1695206406</text:p>
          </table:table-cell>
          <table:table-cell table:formula="of:=[.F83]/[.E83]" office:value-type="float" office:value="0.313927112222222" calcext:value-type="float">
            <text:p>0.31392711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12508531809" calcext:value-type="float">
            <text:p>1.1250853181</text:p>
          </table:table-cell>
          <table:table-cell table:formula="of:=[.A84]/[.E84]" office:value-type="float" office:value="2.0834913297963" calcext:value-type="float">
            <text:p>2.0834913298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0.1834929172" calcext:value-type="float">
            <text:p>0.1834929172</text:p>
          </table:table-cell>
          <table:table-cell table:formula="of:=[.F84]/[.E84]" office:value-type="float" office:value="0.339801698518518" calcext:value-type="float">
            <text:p>0.3398016985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.04875103828" calcext:value-type="float">
            <text:p>1.0487510383</text:p>
          </table:table-cell>
          <table:table-cell table:formula="of:=[.A85]/[.E85]" office:value-type="float" office:value="1.94213155237037" calcext:value-type="float">
            <text:p>1.942131552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54" calcext:value-type="float">
            <text:p>0.54</text:p>
          </table:table-cell>
          <table:table-cell office:value-type="float" office:value="0.1719822241" calcext:value-type="float">
            <text:p>0.1719822241</text:p>
          </table:table-cell>
          <table:table-cell table:formula="of:=[.F85]/[.E85]" office:value-type="float" office:value="0.318485600185185" calcext:value-type="float">
            <text:p>0.3184856002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86]/[.E86]" office:value-type="float" office:value="0.223432483950617" calcext:value-type="float">
            <text:p>0.2234324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054229712" calcext:value-type="float">
            <text:p>0.2054229712</text:p>
          </table:table-cell>
          <table:table-cell table:formula="of:=[.F86]/[.E86]" office:value-type="float" office:value="0.253608606419753" calcext:value-type="float">
            <text:p>0.2536086064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87]/[.E87]" office:value-type="float" office:value="0.223432483950617" calcext:value-type="float">
            <text:p>0.2234324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1728403664" calcext:value-type="float">
            <text:p>0.1728403664</text:p>
          </table:table-cell>
          <table:table-cell table:formula="of:=[.F87]/[.E87]" office:value-type="float" office:value="0.213383168395062" calcext:value-type="float">
            <text:p>0.2133831684</text:p>
          </table:table-cell>
          <table:table-cell table:number-columns-repeated="2" office:value-type="float" office:value="0.6346153846" calcext:value-type="float">
            <text:p>0.634615384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88]/[.E88]" office:value-type="float" office:value="0.223432483950617" calcext:value-type="float">
            <text:p>0.223432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079210853" calcext:value-type="float">
            <text:p>0.2079210853</text:p>
          </table:table-cell>
          <table:table-cell table:formula="of:=[.F88]/[.E88]" office:value-type="float" office:value="0.256692697901235" calcext:value-type="float">
            <text:p>0.2566926979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89]/[.E89]" office:value-type="float" office:value="0.223432483950617" calcext:value-type="float">
            <text:p>0.2234324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1781908433" calcext:value-type="float">
            <text:p>0.1781908433</text:p>
          </table:table-cell>
          <table:table-cell table:formula="of:=[.F89]/[.E89]" office:value-type="float" office:value="0.219988695432099" calcext:value-type="float">
            <text:p>0.2199886954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90]/[.E90]" office:value-type="float" office:value="0.223432483950617" calcext:value-type="float">
            <text:p>0.2234324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1895737836" calcext:value-type="float">
            <text:p>0.1895737836</text:p>
          </table:table-cell>
          <table:table-cell table:formula="of:=[.F90]/[.E90]" office:value-type="float" office:value="0.234041708148148" calcext:value-type="float">
            <text:p>0.2340417081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91]/[.E91]" office:value-type="float" office:value="0.223432483950617" calcext:value-type="float">
            <text:p>0.22343248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24570673" calcext:value-type="float">
            <text:p>0.224570673</text:p>
          </table:table-cell>
          <table:table-cell table:formula="of:=[.F91]/[.E91]" office:value-type="float" office:value="0.277247744444444" calcext:value-type="float">
            <text:p>0.2772477444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0.180980312" calcext:value-type="float">
            <text:p>0.180980312</text:p>
          </table:table-cell>
          <table:table-cell table:formula="of:=[.A92]/[.E92]" office:value-type="float" office:value="0.223432483950617" calcext:value-type="float">
            <text:p>0.22343248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1578450953" calcext:value-type="float">
            <text:p>0.1578450953</text:p>
          </table:table-cell>
          <table:table-cell table:formula="of:=[.F92]/[.E92]" office:value-type="float" office:value="0.194870488024691" calcext:value-type="float">
            <text:p>0.194870488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4.560980312" calcext:value-type="float">
            <text:p>4.560980312</text:p>
          </table:table-cell>
          <table:table-cell table:formula="of:=[.A93]/[.E93]" office:value-type="float" office:value="5.63083989135802" calcext:value-type="float">
            <text:p>5.63083989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39215552" calcext:value-type="float">
            <text:p>0.2239215552</text:p>
          </table:table-cell>
          <table:table-cell table:formula="of:=[.F93]/[.E93]" office:value-type="float" office:value="0.276446364444444" calcext:value-type="float">
            <text:p>0.2764463644</text:p>
          </table:table-cell>
          <table:table-cell office:value-type="float" office:value="0.9230769231" calcext:value-type="float">
            <text:p>0.9230769231</text:p>
          </table:table-cell>
          <table:table-cell office:value-type="float" office:value="0.8461538462" calcext:value-type="float">
            <text:p>0.8461538462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4.53672644242" calcext:value-type="float">
            <text:p>4.5367264424</text:p>
          </table:table-cell>
          <table:table-cell table:formula="of:=[.A94]/[.E94]" office:value-type="float" office:value="5.60089684249383" calcext:value-type="float">
            <text:p>5.60089684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614397429" calcext:value-type="float">
            <text:p>0.2614397429</text:p>
          </table:table-cell>
          <table:table-cell table:formula="of:=[.F94]/[.E94]" office:value-type="float" office:value="0.322765114691358" calcext:value-type="float">
            <text:p>0.3227651147</text:p>
          </table:table-cell>
          <table:table-cell table:number-columns-repeated="2" office:value-type="float" office:value="0.7884615385" calcext:value-type="float">
            <text:p>0.788461538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4.49576148458" calcext:value-type="float">
            <text:p>4.4957614846</text:p>
          </table:table-cell>
          <table:table-cell table:formula="of:=[.A95]/[.E95]" office:value-type="float" office:value="5.55032282046914" calcext:value-type="float">
            <text:p>5.550322820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2561895512" calcext:value-type="float">
            <text:p>0.2561895512</text:p>
          </table:table-cell>
          <table:table-cell table:formula="of:=[.F95]/[.E95]" office:value-type="float" office:value="0.31628339654321" calcext:value-type="float">
            <text:p>0.3162833965</text:p>
          </table:table-cell>
          <table:table-cell office:value-type="float" office:value="1.4615384615" calcext:value-type="float">
            <text:p>1.4615384615</text:p>
          </table:table-cell>
          <table:table-cell office:value-type="float" office:value="1.3653846154" calcext:value-type="float">
            <text:p>1.3653846154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4.40402728864" calcext:value-type="float">
            <text:p>4.4040272886</text:p>
          </table:table-cell>
          <table:table-cell table:formula="of:=[.A96]/[.E96]" office:value-type="float" office:value="5.43707072671605" calcext:value-type="float">
            <text:p>5.437070726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3001807686" calcext:value-type="float">
            <text:p>0.3001807686</text:p>
          </table:table-cell>
          <table:table-cell table:formula="of:=[.F96]/[.E96]" office:value-type="float" office:value="0.370593541481481" calcext:value-type="float">
            <text:p>0.3705935415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4.1832978791" calcext:value-type="float">
            <text:p>4.1832978791</text:p>
          </table:table-cell>
          <table:table-cell table:formula="of:=[.A97]/[.E97]" office:value-type="float" office:value="5.16456528283951" calcext:value-type="float">
            <text:p>5.16456528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764911408" calcext:value-type="float">
            <text:p>0.3764911408</text:p>
          </table:table-cell>
          <table:table-cell table:formula="of:=[.F97]/[.E97]" office:value-type="float" office:value="0.464803877530864" calcext:value-type="float">
            <text:p>0.4648038775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4"/>
        </table:table-row>
        <table:table-row table:style-name="ro2">
          <table:table-cell office:value-type="float" office:value="4.11974625628" calcext:value-type="float">
            <text:p>4.1197462563</text:p>
          </table:table-cell>
          <table:table-cell table:formula="of:=[.A98]/[.E98]" office:value-type="float" office:value="5.08610648923457" calcext:value-type="float">
            <text:p>5.086106489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865636711" calcext:value-type="float">
            <text:p>0.2865636711</text:p>
          </table:table-cell>
          <table:table-cell table:formula="of:=[.F98]/[.E98]" office:value-type="float" office:value="0.35378231" calcext:value-type="float">
            <text:p>0.3537823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014"/>
        </table:table-row>
        <table:table-row table:style-name="ro2">
          <table:table-cell office:value-type="float" office:value="4.0911046884" calcext:value-type="float">
            <text:p>4.0911046884</text:p>
          </table:table-cell>
          <table:table-cell table:formula="of:=[.A99]/[.E99]" office:value-type="float" office:value="5.05074652888889" calcext:value-type="float">
            <text:p>5.050746528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4752491923" calcext:value-type="float">
            <text:p>0.4752491923</text:p>
          </table:table-cell>
          <table:table-cell table:formula="of:=[.F99]/[.E99]" office:value-type="float" office:value="0.586727397901235" calcext:value-type="float">
            <text:p>0.5867273979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4"/>
        </table:table-row>
        <table:table-row table:style-name="ro2">
          <table:table-cell office:value-type="float" office:value="4.560980312" calcext:value-type="float">
            <text:p>4.560980312</text:p>
          </table:table-cell>
          <table:table-cell table:formula="of:=[.A100]/[.E100]" office:value-type="float" office:value="5.63083989135802" calcext:value-type="float">
            <text:p>5.63083989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61314727" calcext:value-type="float">
            <text:p>0.2161314727</text:p>
          </table:table-cell>
          <table:table-cell table:formula="of:=[.F100]/[.E100]" office:value-type="float" office:value="0.266828978641975" calcext:value-type="float">
            <text:p>0.2668289786</text:p>
          </table:table-cell>
          <table:table-cell table:number-columns-repeated="2" office:value-type="float" office:value="1.0576923077" calcext:value-type="float">
            <text:p>1.057692307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4.46613178314" calcext:value-type="float">
            <text:p>4.4661317831</text:p>
          </table:table-cell>
          <table:table-cell table:formula="of:=[.A101]/[.E101]" office:value-type="float" office:value="5.51374294214815" calcext:value-type="float">
            <text:p>5.513742942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2871905416" calcext:value-type="float">
            <text:p>0.2871905416</text:p>
          </table:table-cell>
          <table:table-cell table:formula="of:=[.F101]/[.E101]" office:value-type="float" office:value="0.354556224197531" calcext:value-type="float">
            <text:p>0.3545562242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4.30553021404" calcext:value-type="float">
            <text:p>4.305530214</text:p>
          </table:table-cell>
          <table:table-cell table:formula="of:=[.A102]/[.E102]" office:value-type="float" office:value="5.31546940004938" calcext:value-type="float">
            <text:p>5.315469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3422973582" calcext:value-type="float">
            <text:p>0.3422973582</text:p>
          </table:table-cell>
          <table:table-cell table:formula="of:=[.F102]/[.E102]" office:value-type="float" office:value="0.422589331111111" calcext:value-type="float">
            <text:p>0.4225893311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2.0576923077" calcext:value-type="float">
            <text:p>2.0576923077</text:p>
          </table:table-cell>
          <table:table-cell office:value-type="float" office:value="11.5384615385" calcext:value-type="float">
            <text:p>11.5384615385</text:p>
          </table:table-cell>
          <table:table-cell table:number-columns-repeated="1014"/>
        </table:table-row>
        <table:table-row table:style-name="ro2">
          <table:table-cell office:value-type="float" office:value="4.04939349081" calcext:value-type="float">
            <text:p>4.0493934908</text:p>
          </table:table-cell>
          <table:table-cell table:formula="of:=[.A103]/[.E103]" office:value-type="float" office:value="4.99925122322222" calcext:value-type="float">
            <text:p>4.999251223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026446219" calcext:value-type="float">
            <text:p>0.4026446219</text:p>
          </table:table-cell>
          <table:table-cell table:formula="of:=[.F103]/[.E103]" office:value-type="float" office:value="0.497092125802469" calcext:value-type="float">
            <text:p>0.4970921258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  <table:table-cell table:number-columns-repeated="1014"/>
        </table:table-row>
        <table:table-row table:style-name="ro2">
          <table:table-cell office:value-type="float" office:value="3.60559771763" calcext:value-type="float">
            <text:p>3.6055977176</text:p>
          </table:table-cell>
          <table:table-cell table:formula="of:=[.A104]/[.E104]" office:value-type="float" office:value="4.45135520695062" calcext:value-type="float">
            <text:p>4.451355207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760573748" calcext:value-type="float">
            <text:p>0.5760573748</text:p>
          </table:table-cell>
          <table:table-cell table:formula="of:=[.F104]/[.E104]" office:value-type="float" office:value="0.711181944197531" calcext:value-type="float">
            <text:p>0.7111819442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014"/>
        </table:table-row>
        <table:table-row table:style-name="ro2">
          <table:table-cell office:value-type="float" office:value="3.36273165812" calcext:value-type="float">
            <text:p>3.3627316581</text:p>
          </table:table-cell>
          <table:table-cell table:formula="of:=[.A105]/[.E105]" office:value-type="float" office:value="4.15152056558025" calcext:value-type="float">
            <text:p>4.151520565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6832388503" calcext:value-type="float">
            <text:p>0.6832388503</text:p>
          </table:table-cell>
          <table:table-cell table:formula="of:=[.F105]/[.E105]" office:value-type="float" office:value="0.84350475345679" calcext:value-type="float">
            <text:p>0.8435047535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  <table:table-cell table:number-columns-repeated="1014"/>
        </table:table-row>
        <table:table-row table:style-name="ro2">
          <table:table-cell office:value-type="float" office:value="3.08895003752" calcext:value-type="float">
            <text:p>3.0889500375</text:p>
          </table:table-cell>
          <table:table-cell table:formula="of:=[.A106]/[.E106]" office:value-type="float" office:value="3.81351856483951" calcext:value-type="float">
            <text:p>3.813518564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607811554" calcext:value-type="float">
            <text:p>0.607811554</text:p>
          </table:table-cell>
          <table:table-cell table:formula="of:=[.F106]/[.E106]" office:value-type="float" office:value="0.750384634567901" calcext:value-type="float">
            <text:p>0.7503846346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  <table:table-cell table:number-columns-repeated="1014"/>
        </table:table-row>
        <table:table-row table:style-name="ro2">
          <table:table-cell office:value-type="float" office:value="4.560980312" calcext:value-type="float">
            <text:p>4.560980312</text:p>
          </table:table-cell>
          <table:table-cell table:formula="of:=[.A107]/[.E107]" office:value-type="float" office:value="5.63083989135802" calcext:value-type="float">
            <text:p>5.630839891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273667708" calcext:value-type="float">
            <text:p>0.2273667708</text:p>
          </table:table-cell>
          <table:table-cell table:formula="of:=[.F107]/[.E107]" office:value-type="float" office:value="0.280699717037037" calcext:value-type="float">
            <text:p>0.280699717</text:p>
          </table:table-cell>
          <table:table-cell table:number-columns-repeated="2" office:value-type="float" office:value="0.9230769231" calcext:value-type="float">
            <text:p>0.923076923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4.32394321499" calcext:value-type="float">
            <text:p>4.323943215</text:p>
          </table:table-cell>
          <table:table-cell table:formula="of:=[.A108]/[.E108]" office:value-type="float" office:value="5.33820149998765" calcext:value-type="float">
            <text:p>5.338201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3951649997" calcext:value-type="float">
            <text:p>0.3951649997</text:p>
          </table:table-cell>
          <table:table-cell table:formula="of:=[.F108]/[.E108]" office:value-type="float" office:value="0.487858024320988" calcext:value-type="float">
            <text:p>0.4878580243</text:p>
          </table:table-cell>
          <table:table-cell office:value-type="float" office:value="2.6923076923" calcext:value-type="float">
            <text:p>2.6923076923</text:p>
          </table:table-cell>
          <table:table-cell office:value-type="float" office:value="1.6346153846" calcext:value-type="float">
            <text:p>1.6346153846</text:p>
          </table:table-cell>
          <table:table-cell office:value-type="float" office:value="13.4615384615" calcext:value-type="float">
            <text:p>13.4615384615</text:p>
          </table:table-cell>
          <table:table-cell table:number-columns-repeated="1014"/>
        </table:table-row>
        <table:table-row table:style-name="ro2">
          <table:table-cell office:value-type="float" office:value="4.0277868628" calcext:value-type="float">
            <text:p>4.0277868628</text:p>
          </table:table-cell>
          <table:table-cell table:formula="of:=[.A109]/[.E109]" office:value-type="float" office:value="4.97257637382716" calcext:value-type="float">
            <text:p>4.972576373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665759931" calcext:value-type="float">
            <text:p>0.4665759931</text:p>
          </table:table-cell>
          <table:table-cell table:formula="of:=[.F109]/[.E109]" office:value-type="float" office:value="0.576019744567901" calcext:value-type="float">
            <text:p>0.5760197446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2.4615384615" calcext:value-type="float">
            <text:p>2.4615384615</text:p>
          </table:table-cell>
          <table:table-cell office:value-type="float" office:value="21.1538461538" calcext:value-type="float">
            <text:p>21.1538461538</text:p>
          </table:table-cell>
          <table:table-cell table:number-columns-repeated="1014"/>
        </table:table-row>
        <table:table-row table:style-name="ro2">
          <table:table-cell office:value-type="float" office:value="3.51684477206" calcext:value-type="float">
            <text:p>3.5168447721</text:p>
          </table:table-cell>
          <table:table-cell table:formula="of:=[.A110]/[.E110]" office:value-type="float" office:value="4.34178366920988" calcext:value-type="float">
            <text:p>4.341783669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271255197" calcext:value-type="float">
            <text:p>0.5271255197</text:p>
          </table:table-cell>
          <table:table-cell table:formula="of:=[.F110]/[.E110]" office:value-type="float" office:value="0.65077224654321" calcext:value-type="float">
            <text:p>0.6507722465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3.09980695543" calcext:value-type="float">
            <text:p>3.0998069554</text:p>
          </table:table-cell>
          <table:table-cell table:formula="of:=[.A111]/[.E111]" office:value-type="float" office:value="3.82692216719753" calcext:value-type="float">
            <text:p>3.8269221672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5622256243" calcext:value-type="float">
            <text:p>0.5622256243</text:p>
          </table:table-cell>
          <table:table-cell table:formula="of:=[.F111]/[.E111]" office:value-type="float" office:value="0.694105709012346" calcext:value-type="float">
            <text:p>0.694105709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014"/>
        </table:table-row>
        <table:table-row table:style-name="ro2">
          <table:table-cell office:value-type="float" office:value="2.72451249819" calcext:value-type="float">
            <text:p>2.7245124982</text:p>
          </table:table-cell>
          <table:table-cell table:formula="of:=[.A112]/[.E112]" office:value-type="float" office:value="3.36359567677778" calcext:value-type="float">
            <text:p>3.363595676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570138899" calcext:value-type="float">
            <text:p>0.4570138899</text:p>
          </table:table-cell>
          <table:table-cell table:formula="of:=[.F112]/[.E112]" office:value-type="float" office:value="0.564214678888889" calcext:value-type="float">
            <text:p>0.5642146789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4"/>
        </table:table-row>
        <table:table-row table:style-name="ro2">
          <table:table-cell office:value-type="float" office:value="2.46797083109" calcext:value-type="float">
            <text:p>2.4679708311</text:p>
          </table:table-cell>
          <table:table-cell table:formula="of:=[.A113]/[.E113]" office:value-type="float" office:value="3.04687756924691" calcext:value-type="float">
            <text:p>3.046877569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3904218297" calcext:value-type="float">
            <text:p>0.3904218297</text:p>
          </table:table-cell>
          <table:table-cell table:formula="of:=[.F113]/[.E113]" office:value-type="float" office:value="0.482002258888889" calcext:value-type="float">
            <text:p>0.4820022589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4"/>
        </table:table-row>
        <table:table-row table:style-name="ro2">
          <table:table-cell office:value-type="float" office:value="4.560980312" calcext:value-type="float">
            <text:p>4.560980312</text:p>
          </table:table-cell>
          <table:table-cell table:formula="of:=[.A114]/[.E114]" office:value-type="float" office:value="5.63083989135802" calcext:value-type="float">
            <text:p>5.630839891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867660295" calcext:value-type="float">
            <text:p>0.2867660295</text:p>
          </table:table-cell>
          <table:table-cell table:formula="of:=[.F114]/[.E114]" office:value-type="float" office:value="0.354032135185185" calcext:value-type="float">
            <text:p>0.3540321352</text:p>
          </table:table-cell>
          <table:table-cell office:value-type="float" office:value="1.5" calcext:value-type="float">
            <text:p>1.5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4.19787521458" calcext:value-type="float">
            <text:p>4.1978752146</text:p>
          </table:table-cell>
          <table:table-cell table:formula="of:=[.A115]/[.E115]" office:value-type="float" office:value="5.18256199330864" calcext:value-type="float">
            <text:p>5.182561993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4253263784" calcext:value-type="float">
            <text:p>0.4253263784</text:p>
          </table:table-cell>
          <table:table-cell table:formula="of:=[.F115]/[.E115]" office:value-type="float" office:value="0.525094294320988" calcext:value-type="float">
            <text:p>0.5250942943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2.4038461539" calcext:value-type="float">
            <text:p>2.4038461539</text:p>
          </table:table-cell>
          <table:table-cell office:value-type="float" office:value="17.3076923077" calcext:value-type="float">
            <text:p>17.3076923077</text:p>
          </table:table-cell>
          <table:table-cell table:number-columns-repeated="1014"/>
        </table:table-row>
        <table:table-row table:style-name="ro2">
          <table:table-cell office:value-type="float" office:value="3.65602710307" calcext:value-type="float">
            <text:p>3.6560271031</text:p>
          </table:table-cell>
          <table:table-cell table:formula="of:=[.A116]/[.E116]" office:value-type="float" office:value="4.51361370749383" calcext:value-type="float">
            <text:p>4.5136137075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4047777864" calcext:value-type="float">
            <text:p>0.4047777864</text:p>
          </table:table-cell>
          <table:table-cell table:formula="of:=[.F116]/[.E116]" office:value-type="float" office:value="0.499725662222222" calcext:value-type="float">
            <text:p>0.4997256622</text:p>
          </table:table-cell>
          <table:table-cell office:value-type="float" office:value="5.6538461539" calcext:value-type="float">
            <text:p>5.6538461539</text:p>
          </table:table-cell>
          <table:table-cell office:value-type="float" office:value="2.9038461539" calcext:value-type="float">
            <text:p>2.9038461539</text:p>
          </table:table-cell>
          <table:table-cell office:value-type="float" office:value="36.5384615385" calcext:value-type="float">
            <text:p>36.5384615385</text:p>
          </table:table-cell>
          <table:table-cell table:number-columns-repeated="1014"/>
        </table:table-row>
        <table:table-row table:style-name="ro2">
          <table:table-cell office:value-type="float" office:value="3.09810327212" calcext:value-type="float">
            <text:p>3.0981032721</text:p>
          </table:table-cell>
          <table:table-cell table:formula="of:=[.A117]/[.E117]" office:value-type="float" office:value="3.82481885446914" calcext:value-type="float">
            <text:p>3.824818854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5944864373" calcext:value-type="float">
            <text:p>0.5944864373</text:p>
          </table:table-cell>
          <table:table-cell table:formula="of:=[.F117]/[.E117]" office:value-type="float" office:value="0.733933873209877" calcext:value-type="float">
            <text:p>0.7339338732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  <table:table-cell table:number-columns-repeated="1014"/>
        </table:table-row>
        <table:table-row table:style-name="ro2">
          <table:table-cell office:value-type="float" office:value="2.60256696568" calcext:value-type="float">
            <text:p>2.6025669657</text:p>
          </table:table-cell>
          <table:table-cell table:formula="of:=[.A118]/[.E118]" office:value-type="float" office:value="3.21304563664197" calcext:value-type="float">
            <text:p>3.213045636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4574828391" calcext:value-type="float">
            <text:p>0.4574828391</text:p>
          </table:table-cell>
          <table:table-cell table:formula="of:=[.F118]/[.E118]" office:value-type="float" office:value="0.564793628518519" calcext:value-type="float">
            <text:p>0.5647936285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  <table:table-cell table:number-columns-repeated="1014"/>
        </table:table-row>
        <table:table-row table:style-name="ro2">
          <table:table-cell office:value-type="float" office:value="2.25484227844" calcext:value-type="float">
            <text:p>2.2548422784</text:p>
          </table:table-cell>
          <table:table-cell table:formula="of:=[.A119]/[.E119]" office:value-type="float" office:value="2.78375589930864" calcext:value-type="float">
            <text:p>2.7837558993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4864724568" calcext:value-type="float">
            <text:p>0.4864724568</text:p>
          </table:table-cell>
          <table:table-cell table:formula="of:=[.F119]/[.E119]" office:value-type="float" office:value="0.60058328" calcext:value-type="float">
            <text:p>0.60058328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  <table:table-cell table:number-columns-repeated="1014"/>
        </table:table-row>
        <table:table-row table:style-name="ro2">
          <table:table-cell office:value-type="float" office:value="1.98834876691" calcext:value-type="float">
            <text:p>1.9883487669</text:p>
          </table:table-cell>
          <table:table-cell table:formula="of:=[.A120]/[.E120]" office:value-type="float" office:value="2.45475156408642" calcext:value-type="float">
            <text:p>2.454751564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418160707" calcext:value-type="float">
            <text:p>0.2418160707</text:p>
          </table:table-cell>
          <table:table-cell table:formula="of:=[.F120]/[.E120]" office:value-type="float" office:value="0.298538358888889" calcext:value-type="float">
            <text:p>0.2985383589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  <table:table-cell table:number-columns-repeated="1014"/>
        </table:table-row>
        <table:table-row table:style-name="ro2">
          <table:table-cell office:value-type="float" office:value="4.560980312" calcext:value-type="float">
            <text:p>4.560980312</text:p>
          </table:table-cell>
          <table:table-cell table:formula="of:=[.A121]/[.E121]" office:value-type="float" office:value="5.63083989135802" calcext:value-type="float">
            <text:p>5.630839891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3313170027" calcext:value-type="float">
            <text:p>0.3313170027</text:p>
          </table:table-cell>
          <table:table-cell table:formula="of:=[.F121]/[.E121]" office:value-type="float" office:value="0.409033336666667" calcext:value-type="float">
            <text:p>0.4090333367</text:p>
          </table:table-cell>
          <table:table-cell office:value-type="float" office:value="2.0384615385" calcext:value-type="float">
            <text:p>2.0384615385</text:p>
          </table:table-cell>
          <table:table-cell office:value-type="float" office:value="1.6923076923" calcext:value-type="float">
            <text:p>1.6923076923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4"/>
        </table:table-row>
        <table:table-row table:style-name="ro2">
          <table:table-cell office:value-type="float" office:value="3.69665609074" calcext:value-type="float">
            <text:p>3.6966560907</text:p>
          </table:table-cell>
          <table:table-cell table:formula="of:=[.A122]/[.E122]" office:value-type="float" office:value="4.56377295153086" calcext:value-type="float">
            <text:p>4.563772951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.81</text:p>
          </table:table-cell>
          <table:table-cell office:value-type="float" office:value="0.6715241982" calcext:value-type="float">
            <text:p>0.6715241982</text:p>
          </table:table-cell>
          <table:table-cell table:formula="of:=[.F122]/[.E122]" office:value-type="float" office:value="0.82904222" calcext:value-type="float">
            <text:p>0.82904222</text:p>
          </table:table-cell>
          <table:table-cell office:value-type="float" office:value="5.2692307692" calcext:value-type="float">
            <text:p>5.2692307692</text:p>
          </table:table-cell>
          <table:table-cell office:value-type="float" office:value="2.7884615385" calcext:value-type="float">
            <text:p>2.7884615385</text:p>
          </table:table-cell>
          <table:table-cell office:value-type="float" office:value="32.6923076923" calcext:value-type="float">
            <text:p>32.6923076923</text:p>
          </table:table-cell>
          <table:table-cell table:number-columns-repeated="1014"/>
        </table:table-row>
        <table:table-row table:style-name="ro2">
          <table:table-cell office:value-type="float" office:value="3.0833540875" calcext:value-type="float">
            <text:p>3.0833540875</text:p>
          </table:table-cell>
          <table:table-cell table:formula="of:=[.A123]/[.E123]" office:value-type="float" office:value="3.8066099845679" calcext:value-type="float">
            <text:p>3.8066099846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5480197819" calcext:value-type="float">
            <text:p>0.5480197819</text:p>
          </table:table-cell>
          <table:table-cell table:formula="of:=[.F123]/[.E123]" office:value-type="float" office:value="0.676567631975309" calcext:value-type="float">
            <text:p>0.676567632</text:p>
          </table:table-cell>
          <table:table-cell office:value-type="float" office:value="6.1923076923" calcext:value-type="float">
            <text:p>6.1923076923</text:p>
          </table:table-cell>
          <table:table-cell office:value-type="float" office:value="3.4615384615" calcext:value-type="float">
            <text:p>3.461538461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2.43648341653" calcext:value-type="float">
            <text:p>2.4364834165</text:p>
          </table:table-cell>
          <table:table-cell table:formula="of:=[.A124]/[.E124]" office:value-type="float" office:value="3.00800421793827" calcext:value-type="float">
            <text:p>3.0080042179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.81</text:p>
          </table:table-cell>
          <table:table-cell office:value-type="float" office:value="0.4453063797" calcext:value-type="float">
            <text:p>0.4453063797</text:p>
          </table:table-cell>
          <table:table-cell table:formula="of:=[.F124]/[.E124]" office:value-type="float" office:value="0.549760962592593" calcext:value-type="float">
            <text:p>0.5497609626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  <table:table-cell table:number-columns-repeated="1014"/>
        </table:table-row>
        <table:table-row table:style-name="ro2">
          <table:table-cell office:value-type="float" office:value="1.97224111752" calcext:value-type="float">
            <text:p>1.9722411175</text:p>
          </table:table-cell>
          <table:table-cell table:formula="of:=[.A125]/[.E125]" office:value-type="float" office:value="2.43486557718518" calcext:value-type="float">
            <text:p>2.4348655772</text:p>
          </table:table-cell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3429083658" calcext:value-type="float">
            <text:p>0.3429083658</text:p>
          </table:table-cell>
          <table:table-cell table:formula="of:=[.F125]/[.E125]" office:value-type="float" office:value="0.423343661481481" calcext:value-type="float">
            <text:p>0.4233436615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  <table:table-cell table:number-columns-repeated="1014"/>
        </table:table-row>
        <table:table-row table:style-name="ro2">
          <table:table-cell office:value-type="float" office:value="1.68583252938" calcext:value-type="float">
            <text:p>1.6858325294</text:p>
          </table:table-cell>
          <table:table-cell table:formula="of:=[.A126]/[.E126]" office:value-type="float" office:value="2.08127472762963" calcext:value-type="float">
            <text:p>2.0812747276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0.2493859154" calcext:value-type="float">
            <text:p>0.2493859154</text:p>
          </table:table-cell>
          <table:table-cell table:formula="of:=[.F126]/[.E126]" office:value-type="float" office:value="0.307883846172839" calcext:value-type="float">
            <text:p>0.3078838462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>
          <table:table-cell office:value-type="float" office:value="1.42462301033" calcext:value-type="float">
            <text:p>1.4246230103</text:p>
          </table:table-cell>
          <table:table-cell table:formula="of:=[.A127]/[.E127]" office:value-type="float" office:value="1.75879383991358" calcext:value-type="float">
            <text:p>1.7587938399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0.81" calcext:value-type="float">
            <text:p>0.81</text:p>
          </table:table-cell>
          <table:table-cell office:value-type="float" office:value="0.2183981268" calcext:value-type="float">
            <text:p>0.2183981268</text:p>
          </table:table-cell>
          <table:table-cell table:formula="of:=[.F127]/[.E127]" office:value-type="float" office:value="0.269627317037037" calcext:value-type="float">
            <text:p>0.269627317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5"/>
          <table:table-cell table:formula="of:=CORREL([.F2:.F127]; [.H2:.H127])" office:value-type="float" office:value="0.947254120012971" calcext:value-type="float">
            <text:p>0.9472541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03:07:01.283886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03:21:36.278717623</dc:date>
    <meta:editing-duration>PT35M35S</meta:editing-duration>
    <meta:editing-cycles>6</meta:editing-cycles>
    <meta:generator>LibreOffice/5.1.6.2$Linux_X86_64 LibreOffice_project/10m0$Build-2</meta:generator>
    <meta:document-statistic meta:table-count="1" meta:cell-count="12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67cm" svg:height="19.019cm" xlink:href=".." xlink:type="simple" chart:class="chart:scatter" chart:style-name="ch1">
        <chart:title svg:x="12.741cm" svg:y="0.516cm" chart:style-name="ch2">
          <text:p>All Speeds</text:p>
        </chart:title>
        <chart:plot-area chart:style-name="ch3" table:cell-range-address="average_results_all_speeds.A1:average_results_all_speeds.A127 average_results_all_speeds.F1:average_results_all_speeds.F127" svg:x="1.566cm" svg:y="1.675cm" svg:width="25.646cm" svg:height="15.983cm">
          <chartooo:coordinate-region svg:x="2.293cm" svg:y="1.874cm" svg:width="24.826cm" svg:height="15.137cm"/>
          <chart:axis chart:dimension="x" chart:name="primary-x" chart:style-name="ch4">
            <chart:title svg:x="13.988cm" svg:y="18.038cm" chart:style-name="ch5">
              <text:p>Area</text:p>
            </chart:title>
          </chart:axis>
          <chart:axis chart:dimension="y" chart:name="primary-y" chart:style-name="ch6">
            <chart:title svg:x="0.451cm" svg:y="10.742cm" chart:style-name="ch7">
              <text:p>Selection time</text:p>
            </chart:title>
            <chart:grid chart:style-name="ch8" chart:class="major"/>
          </chart:axis>
          <chart:series chart:style-name="ch9" chart:values-cell-range-address="average_results_all_speeds.F1:average_results_all_speeds.F127" chart:class="chart:scatter">
            <chart:domain table:cell-range-address="average_results_all_speeds.A1:average_results_all_speeds.A127"/>
            <chart:data-point chart:repeated="1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verage_results_all_speeds.A1:average_results_all_speeds.A127</svg:desc>
                </draw:g>
              </table:table-cell>
              <table:table-cell office:value-type="float" office:value="NaN">
                <text:p>NaN</text:p>
                <draw:g>
                  <svg:desc>average_results_all_speeds.F1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98543619">
                <text:p>0.1598543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3259392156">
                <text:p>1.63259392156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2060416474">
                <text:p>1.62060416474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513567883">
                <text:p>1.59513567883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343988116">
                <text:p>1.51343988116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325892905">
                <text:p>1.49325892905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6629522347">
                <text:p>1.4662952234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0660070075">
                <text:p>1.60660070075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629785765">
                <text:p>1.55629785765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5865170147">
                <text:p>1.45865170147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2244367068">
                <text:p>1.32244367068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6750154907">
                <text:p>1.26750154907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6442389804">
                <text:p>1.16442389804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6068057363">
                <text:p>1.56068057363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5984955703">
                <text:p>1.45984955703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688894111">
                <text:p>1.29688894111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2554123298">
                <text:p>1.12554123298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1816237348">
                <text:p>1.01816237348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2802271296">
                <text:p>0.922802271296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138199095">
                <text:p>1.5138199095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4096647092">
                <text:p>1.34096647092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4796940418">
                <text:p>1.14796940418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72649752433">
                <text:p>0.972649752433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74117737853">
                <text:p>0.874117737853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2187908598">
                <text:p>0.782187908598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1821095751">
                <text:p>1.41821095751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2687498697">
                <text:p>1.12687498697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18891426338">
                <text:p>0.918891426338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8576451285">
                <text:p>0.778576451285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4558110407">
                <text:p>0.684558110407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9841453701">
                <text:p>0.599841453701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8462177698">
                <text:p>3.08462177698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5478767359">
                <text:p>3.05478767359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953741989">
                <text:p>2.9953741989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3355570435">
                <text:p>2.83355570435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3559885489">
                <text:p>2.83559885489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00493516">
                <text:p>2.73700493516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3710519158">
                <text:p>3.03710519158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2375729804">
                <text:p>2.92375729804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44044046">
                <text:p>2.744044046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7210374819">
                <text:p>2.47210374819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4704550482">
                <text:p>2.34704550482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5808798195">
                <text:p>2.15808798195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418085089">
                <text:p>2.9418085089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1927368478">
                <text:p>2.71927368478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9965168874">
                <text:p>2.39965168874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0527796233">
                <text:p>2.10527796233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8283234686">
                <text:p>1.88283234686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710069142">
                <text:p>1.6710069142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0187798716">
                <text:p>2.90187798716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1735586096">
                <text:p>2.51735586096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0221829616">
                <text:p>2.10221829616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2306216637">
                <text:p>1.82306216637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3246488865">
                <text:p>1.53246488865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9143118519">
                <text:p>1.39143118519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3690742576">
                <text:p>2.63690742576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8871651756">
                <text:p>2.08871651756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1334130329">
                <text:p>1.61334130329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7141620279">
                <text:p>1.37141620279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2508531809">
                <text:p>1.12508531809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4875103828">
                <text:p>1.04875103828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3672644242">
                <text:p>4.53672644242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9576148458">
                <text:p>4.49576148458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0402728864">
                <text:p>4.40402728864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1832978791">
                <text:p>4.1832978791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1974625628">
                <text:p>4.11974625628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911046884">
                <text:p>4.0911046884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6613178314">
                <text:p>4.46613178314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30553021404">
                <text:p>4.30553021404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4939349081">
                <text:p>4.04939349081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60559771763">
                <text:p>3.60559771763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6273165812">
                <text:p>3.36273165812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8895003752">
                <text:p>3.08895003752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32394321499">
                <text:p>4.32394321499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277868628">
                <text:p>4.0277868628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1684477206">
                <text:p>3.51684477206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9980695543">
                <text:p>3.09980695543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2451249819">
                <text:p>2.72451249819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46797083109">
                <text:p>2.46797083109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9787521458">
                <text:p>4.19787521458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5602710307">
                <text:p>3.65602710307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9810327212">
                <text:p>3.09810327212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0256696568">
                <text:p>2.60256696568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5484227844">
                <text:p>2.2548422784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8834876691">
                <text:p>1.98834876691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9665609074">
                <text:p>3.69665609074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833540875">
                <text:p>3.0833540875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3648341653">
                <text:p>2.4364834165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7224111752">
                <text:p>1.97224111752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8583252938">
                <text:p>1.68583252938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2462301033">
                <text:p>1.42462301033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01cm" svg:height="25.049cm" xlink:href=".." xlink:type="simple" chart:class="chart:scatter" chart:style-name="ch1">
        <chart:title svg:x="11.388cm" svg:y="0.636cm" chart:style-name="ch2">
          <text:p>All Speeds, Area/Speed</text:p>
        </chart:title>
        <chart:plot-area chart:style-name="ch3" table:cell-range-address="average_results_all_speeds.B2:average_results_all_speeds.B127 average_results_all_speeds.F1:average_results_all_speeds.F127" chart:data-source-has-labels="row" svg:x="1.563cm" svg:y="1.915cm" svg:width="25.486cm" svg:height="21.653cm">
          <chartooo:coordinate-region svg:x="2.29cm" svg:y="2.114cm" svg:width="24.665cm" svg:height="20.807cm"/>
          <chart:axis chart:dimension="x" chart:name="primary-x" chart:style-name="ch4">
            <chart:title svg:x="13.415cm" svg:y="24.068cm" chart:style-name="ch5">
              <text:p>Area/speed</text:p>
            </chart:title>
          </chart:axis>
          <chart:axis chart:dimension="y" chart:name="primary-y" chart:style-name="ch6">
            <chart:title svg:x="0.451cm" svg:y="13.817cm" chart:style-name="ch7">
              <text:p>Selection time</text:p>
            </chart:title>
            <chart:grid chart:style-name="ch8" chart:class="major"/>
          </chart:axis>
          <chart:series chart:style-name="ch9" chart:values-cell-range-address="average_results_all_speeds.F2:average_results_all_speeds.F127" chart:label-cell-address="average_results_all_speeds.F1:average_results_all_speeds.F1" chart:class="chart:scatter">
            <chart:domain table:cell-range-address="average_results_all_speeds.B2:average_results_all_speeds.B127"/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_Time</text:p>
                <draw:g>
                  <svg:desc>average_results_all_speeds.F1:average_results_all_speed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297451851852">
                <text:p>0.670297451851852</text:p>
                <draw:g>
                  <svg:desc>average_results_all_speeds.B2:average_results_all_speeds.B127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F2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4664415392593">
                <text:p>6.04664415392593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0223764718518">
                <text:p>6.00223764718518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0790992159259">
                <text:p>5.90790992159259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0533289318519">
                <text:p>5.60533289318519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3058862611111">
                <text:p>5.53058862611111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3072304988889">
                <text:p>5.43072304988889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5037296574074">
                <text:p>5.95037296574074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6406613944444">
                <text:p>5.76406613944444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0241370914815">
                <text:p>5.40241370914815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9793952103704">
                <text:p>4.89793952103704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9445018174074">
                <text:p>4.69445018174074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1268110385185">
                <text:p>4.31268110385185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8029842085185">
                <text:p>5.78029842085185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0685021122222">
                <text:p>5.40685021122222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0329237448148">
                <text:p>4.80329237448148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867123325926">
                <text:p>4.16867123325926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7097175362963">
                <text:p>3.77097175362963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778618998518">
                <text:p>3.41778618998518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0674040555556">
                <text:p>5.60674040555556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654248488889">
                <text:p>4.96654248488889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51738534">
                <text:p>4.251738534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0240649049259">
                <text:p>3.60240649049259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3747310315926">
                <text:p>3.23747310315926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9699225406667">
                <text:p>2.89699225406667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25263317596296">
                <text:p>5.25263317596296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7361106285185">
                <text:p>4.17361106285185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0330157902963">
                <text:p>3.40330157902963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8361648624074">
                <text:p>2.88361648624074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3540040891481">
                <text:p>2.53540040891481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2163501370741">
                <text:p>2.22163501370741</text:p>
              </table:table-cell>
              <table:table-cell office:value-type="float" office:value="0.1457010725">
                <text:p>0.1457010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1589674502">
                <text:p>0.1589674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1226254996296">
                <text:p>5.71226254996296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5701421035185">
                <text:p>5.65701421035185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4698925722222">
                <text:p>5.54698925722222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4732537842593">
                <text:p>5.24732537842593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5110899053704">
                <text:p>5.25110899053704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685276577037">
                <text:p>5.0685276577037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242688732963">
                <text:p>5.6242688732963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41436536674074">
                <text:p>5.41436536674074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8156304814815">
                <text:p>5.08156304814815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7796990405556">
                <text:p>4.57796990405556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4638056448148">
                <text:p>4.34638056448148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9645922583333">
                <text:p>3.99645922583333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47793535">
                <text:p>5.447793535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3569200885185">
                <text:p>5.03569200885185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44379942359259">
                <text:p>4.44379942359259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986628932037">
                <text:p>3.8986628932037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8672656825926">
                <text:p>3.48672656825926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9445724851852">
                <text:p>3.09445724851852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37384812437037">
                <text:p>5.37384812437037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66177011288889">
                <text:p>4.66177011288889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9299684474074">
                <text:p>3.89299684474074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7604104883333">
                <text:p>3.37604104883333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789794194444">
                <text:p>2.83789794194444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7672441701852">
                <text:p>2.57672441701852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8316189955556">
                <text:p>4.88316189955556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799355103704">
                <text:p>3.86799355103704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8766908016667">
                <text:p>2.98766908016667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396596347963">
                <text:p>2.5396596347963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834913297963">
                <text:p>2.0834913297963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4213155237037">
                <text:p>1.94213155237037</text:p>
              </table:table-cell>
              <table:table-cell office:value-type="float" office:value="0.1719822241">
                <text:p>0.1719822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054229712">
                <text:p>0.2054229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0089684249383">
                <text:p>5.60089684249383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5032282046914">
                <text:p>5.55032282046914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3707072671605">
                <text:p>5.43707072671605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16456528283951">
                <text:p>5.16456528283951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08610648923457">
                <text:p>5.08610648923457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5074652888889">
                <text:p>5.05074652888889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51374294214815">
                <text:p>5.51374294214815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1546940004938">
                <text:p>5.31546940004938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9925122322222">
                <text:p>4.99925122322222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5135520695062">
                <text:p>4.45135520695062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5152056558025">
                <text:p>4.15152056558025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1351856483951">
                <text:p>3.81351856483951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3820149998765">
                <text:p>5.33820149998765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7257637382716">
                <text:p>4.97257637382716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4178366920988">
                <text:p>4.34178366920988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2692216719753">
                <text:p>3.82692216719753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6359567677778">
                <text:p>3.36359567677778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4687756924691">
                <text:p>3.04687756924691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18256199330864">
                <text:p>5.18256199330864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1361370749383">
                <text:p>4.51361370749383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2481885446914">
                <text:p>3.82481885446914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1304563664197">
                <text:p>3.21304563664197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8375589930864">
                <text:p>2.7837558993086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5475156408642">
                <text:p>2.45475156408642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6377295153086">
                <text:p>4.56377295153086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066099845679">
                <text:p>3.8066099845679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0800421793827">
                <text:p>3.00800421793827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3486557718518">
                <text:p>2.43486557718518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8127472762963">
                <text:p>2.08127472762963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5879383991358">
                <text:p>1.75879383991358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794cm" svg:height="24.863cm" xlink:href=".." xlink:type="simple" chart:class="chart:scatter" chart:style-name="ch1">
        <chart:title svg:x="12.729cm" svg:y="0.633cm" chart:style-name="ch2">
          <text:p>Low Speed</text:p>
        </chart:title>
        <chart:plot-area chart:style-name="ch3" table:cell-range-address="average_results_all_speeds.A2:average_results_all_speeds.A43 average_results_all_speeds.F2:average_results_all_speeds.F43" svg:x="0.555cm" svg:y="1.909cm" svg:width="26.684cm" svg:height="22.457cm">
          <chartooo:coordinate-region svg:x="1.467cm" svg:y="2.108cm" svg:width="25.532cm" svg:height="21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2:average_results_all_speeds.F43" chart:class="chart:scatter">
            <chart:domain table:cell-range-address="average_results_all_speeds.A2:average_results_all_speeds.A43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0980312">
                <text:p>0.180980312</text:p>
                <draw:g>
                  <svg:desc>average_results_all_speeds.A2:average_results_all_speeds.A43</svg:desc>
                </draw:g>
              </table:table-cell>
              <table:table-cell office:value-type="float" office:value="0.1598543619">
                <text:p>0.1598543619</text:p>
                <draw:g>
                  <svg:desc>average_results_all_speeds.F2:average_results_all_speeds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3321207">
                <text:p>0.15332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414127718">
                <text:p>0.1414127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468658617">
                <text:p>0.1468658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27024024">
                <text:p>0.152702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09183479">
                <text:p>0.1509183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627190679">
                <text:p>0.1627190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500432688">
                <text:p>0.1500432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3259392156">
                <text:p>1.63259392156</text:p>
              </table:table-cell>
              <table:table-cell office:value-type="float" office:value="0.1487232024">
                <text:p>0.148723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2060416474">
                <text:p>1.62060416474</text:p>
              </table:table-cell>
              <table:table-cell office:value-type="float" office:value="0.1669990778">
                <text:p>0.166999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513567883">
                <text:p>1.59513567883</text:p>
              </table:table-cell>
              <table:table-cell office:value-type="float" office:value="0.1691411713">
                <text:p>0.1691411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343988116">
                <text:p>1.51343988116</text:p>
              </table:table-cell>
              <table:table-cell office:value-type="float" office:value="0.1682040999">
                <text:p>0.1682040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325892905">
                <text:p>1.49325892905</text:p>
              </table:table-cell>
              <table:table-cell office:value-type="float" office:value="0.1631812097">
                <text:p>0.163181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6629522347">
                <text:p>1.46629522347</text:p>
              </table:table-cell>
              <table:table-cell office:value-type="float" office:value="0.1896187701">
                <text:p>0.1896187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666538986">
                <text:p>0.1666538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0660070075">
                <text:p>1.60660070075</text:p>
              </table:table-cell>
              <table:table-cell office:value-type="float" office:value="0.1457178988">
                <text:p>0.1457178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5629785765">
                <text:p>1.55629785765</text:p>
              </table:table-cell>
              <table:table-cell office:value-type="float" office:value="0.1627901775">
                <text:p>0.1627901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5865170147">
                <text:p>1.45865170147</text:p>
              </table:table-cell>
              <table:table-cell office:value-type="float" office:value="0.193549917">
                <text:p>0.19354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244367068">
                <text:p>1.32244367068</text:p>
              </table:table-cell>
              <table:table-cell office:value-type="float" office:value="0.192021607">
                <text:p>0.19202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750154907">
                <text:p>1.26750154907</text:p>
              </table:table-cell>
              <table:table-cell office:value-type="float" office:value="0.2019152025">
                <text:p>0.2019152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6442389804">
                <text:p>1.16442389804</text:p>
              </table:table-cell>
              <table:table-cell office:value-type="float" office:value="0.1823593898">
                <text:p>0.1823593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560900956">
                <text:p>0.1560900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6068057363">
                <text:p>1.56068057363</text:p>
              </table:table-cell>
              <table:table-cell office:value-type="float" office:value="0.1593679481">
                <text:p>0.1593679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984955703">
                <text:p>1.45984955703</text:p>
              </table:table-cell>
              <table:table-cell office:value-type="float" office:value="0.1797245029">
                <text:p>0.17972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688894111">
                <text:p>1.29688894111</text:p>
              </table:table-cell>
              <table:table-cell office:value-type="float" office:value="0.1805751022">
                <text:p>0.1805751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2554123298">
                <text:p>1.12554123298</text:p>
              </table:table-cell>
              <table:table-cell office:value-type="float" office:value="0.2064054733">
                <text:p>0.206405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1816237348">
                <text:p>1.01816237348</text:p>
              </table:table-cell>
              <table:table-cell office:value-type="float" office:value="0.1581288801">
                <text:p>0.15812888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2802271296">
                <text:p>0.922802271296</text:p>
              </table:table-cell>
              <table:table-cell office:value-type="float" office:value="0.166102221">
                <text:p>0.166102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60417553">
                <text:p>0.16041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38199095">
                <text:p>1.5138199095</text:p>
              </table:table-cell>
              <table:table-cell office:value-type="float" office:value="0.1661772768">
                <text:p>0.1661772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4096647092">
                <text:p>1.34096647092</text:p>
              </table:table-cell>
              <table:table-cell office:value-type="float" office:value="0.1972485239">
                <text:p>0.1972485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4796940418">
                <text:p>1.14796940418</text:p>
              </table:table-cell>
              <table:table-cell office:value-type="float" office:value="0.1822972107">
                <text:p>0.1822972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72649752433">
                <text:p>0.972649752433</text:p>
              </table:table-cell>
              <table:table-cell office:value-type="float" office:value="0.1574267626">
                <text:p>0.15742676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4117737853">
                <text:p>0.874117737853</text:p>
              </table:table-cell>
              <table:table-cell office:value-type="float" office:value="0.1512312122">
                <text:p>0.1512312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2187908598">
                <text:p>0.782187908598</text:p>
              </table:table-cell>
              <table:table-cell office:value-type="float" office:value="0.1699993579">
                <text:p>0.169999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40980312">
                <text:p>1.640980312</text:p>
              </table:table-cell>
              <table:table-cell office:value-type="float" office:value="0.1736741921">
                <text:p>0.17367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1821095751">
                <text:p>1.41821095751</text:p>
              </table:table-cell>
              <table:table-cell office:value-type="float" office:value="0.1946337945">
                <text:p>0.1946337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2687498697">
                <text:p>1.12687498697</text:p>
              </table:table-cell>
              <table:table-cell office:value-type="float" office:value="0.1743476195">
                <text:p>0.17434761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18891426338">
                <text:p>0.918891426338</text:p>
              </table:table-cell>
              <table:table-cell office:value-type="float" office:value="0.1698197637">
                <text:p>0.1698197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8576451285">
                <text:p>0.778576451285</text:p>
              </table:table-cell>
              <table:table-cell office:value-type="float" office:value="0.165647707">
                <text:p>0.1656477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4558110407">
                <text:p>0.684558110407</text:p>
              </table:table-cell>
              <table:table-cell office:value-type="float" office:value="0.1475380691">
                <text:p>0.1475380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9841453701">
                <text:p>0.599841453701</text:p>
              </table:table-cell>
              <table:table-cell office:value-type="float" office:value="0.1457010725">
                <text:p>0.1457010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3cm" svg:height="25.288cm" xlink:href=".." xlink:type="simple" chart:class="chart:scatter" chart:style-name="ch1">
        <chart:title svg:x="12.263cm" svg:y="0.641cm" chart:style-name="ch2">
          <text:p>Medium Speed</text:p>
        </chart:title>
        <chart:plot-area chart:style-name="ch3" table:cell-range-address="average_results_all_speeds.A44:average_results_all_speeds.A85 average_results_all_speeds.F44:average_results_all_speeds.F85" svg:x="0.552cm" svg:y="1.925cm" svg:width="26.526cm" svg:height="22.858cm">
          <chartooo:coordinate-region svg:x="1.279cm" svg:y="2.125cm" svg:width="25.559cm" svg:height="22.0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verage_results_all_speeds.F44:average_results_all_speeds.F85" chart:class="chart:scatter">
            <chart:domain table:cell-range-address="average_results_all_speeds.A44:average_results_all_speeds.A85"/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0980312">
                <text:p>0.180980312</text:p>
                <draw:g>
                  <svg:desc>average_results_all_speeds.A44:average_results_all_speeds.A85</svg:desc>
                </draw:g>
              </table:table-cell>
              <table:table-cell office:value-type="float" office:value="0.1589674502">
                <text:p>0.1589674502</text:p>
                <draw:g>
                  <svg:desc>average_results_all_speeds.F44:average_results_all_speeds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664109603">
                <text:p>0.166410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79157279">
                <text:p>0.1579157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61266261">
                <text:p>0.161266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704129716">
                <text:p>0.1704129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84676971">
                <text:p>0.1584676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6329497">
                <text:p>0.15632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81766435">
                <text:p>0.181766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462177698">
                <text:p>3.08462177698</text:p>
              </table:table-cell>
              <table:table-cell office:value-type="float" office:value="0.1760956864">
                <text:p>0.176095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478767359">
                <text:p>3.05478767359</text:p>
              </table:table-cell>
              <table:table-cell office:value-type="float" office:value="0.2074964635">
                <text:p>0.2074964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953741989">
                <text:p>2.9953741989</text:p>
              </table:table-cell>
              <table:table-cell office:value-type="float" office:value="0.2212036273">
                <text:p>0.2212036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3355570435">
                <text:p>2.83355570435</text:p>
              </table:table-cell>
              <table:table-cell office:value-type="float" office:value="0.1766290453">
                <text:p>0.1766290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3559885489">
                <text:p>2.83559885489</text:p>
              </table:table-cell>
              <table:table-cell office:value-type="float" office:value="0.2409115505">
                <text:p>0.2409115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3700493516">
                <text:p>2.73700493516</text:p>
              </table:table-cell>
              <table:table-cell office:value-type="float" office:value="0.2569343784">
                <text:p>0.2569343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630266817">
                <text:p>0.1630266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3710519158">
                <text:p>3.03710519158</text:p>
              </table:table-cell>
              <table:table-cell office:value-type="float" office:value="0.1947942881">
                <text:p>0.1947942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2375729804">
                <text:p>2.92375729804</text:p>
              </table:table-cell>
              <table:table-cell office:value-type="float" office:value="0.2377042154">
                <text:p>0.2377042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44044046">
                <text:p>2.744044046</text:p>
              </table:table-cell>
              <table:table-cell office:value-type="float" office:value="0.3327196878">
                <text:p>0.3327196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7210374819">
                <text:p>2.47210374819</text:p>
              </table:table-cell>
              <table:table-cell office:value-type="float" office:value="0.3414605781">
                <text:p>0.3414605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704550482">
                <text:p>2.34704550482</text:p>
              </table:table-cell>
              <table:table-cell office:value-type="float" office:value="0.4348073392">
                <text:p>0.4348073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5808798195">
                <text:p>2.15808798195</text:p>
              </table:table-cell>
              <table:table-cell office:value-type="float" office:value="0.3278551961">
                <text:p>0.3278551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894307474">
                <text:p>0.1894307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18085089">
                <text:p>2.9418085089</text:p>
              </table:table-cell>
              <table:table-cell office:value-type="float" office:value="0.2322356958">
                <text:p>0.2322356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1927368478">
                <text:p>2.71927368478</text:p>
              </table:table-cell>
              <table:table-cell office:value-type="float" office:value="0.3059389724">
                <text:p>0.30593897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965168874">
                <text:p>2.39965168874</text:p>
              </table:table-cell>
              <table:table-cell office:value-type="float" office:value="0.3001245934">
                <text:p>0.300124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0527796233">
                <text:p>2.10527796233</text:p>
              </table:table-cell>
              <table:table-cell office:value-type="float" office:value="0.3541234032">
                <text:p>0.3541234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8283234686">
                <text:p>1.88283234686</text:p>
              </table:table-cell>
              <table:table-cell office:value-type="float" office:value="0.3279028276">
                <text:p>0.32790282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10069142">
                <text:p>1.6710069142</text:p>
              </table:table-cell>
              <table:table-cell office:value-type="float" office:value="0.2744268136">
                <text:p>0.2744268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1879310127">
                <text:p>0.1879310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0187798716">
                <text:p>2.90187798716</text:p>
              </table:table-cell>
              <table:table-cell office:value-type="float" office:value="0.3483739607">
                <text:p>0.3483739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1735586096">
                <text:p>2.51735586096</text:p>
              </table:table-cell>
              <table:table-cell office:value-type="float" office:value="0.4778661357">
                <text:p>0.4778661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0221829616">
                <text:p>2.10221829616</text:p>
              </table:table-cell>
              <table:table-cell office:value-type="float" office:value="0.3379406349">
                <text:p>0.3379406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2306216637">
                <text:p>1.82306216637</text:p>
              </table:table-cell>
              <table:table-cell office:value-type="float" office:value="0.3375362663">
                <text:p>0.3375362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246488865">
                <text:p>1.53246488865</text:p>
              </table:table-cell>
              <table:table-cell office:value-type="float" office:value="0.1858160155">
                <text:p>0.1858160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143118519">
                <text:p>1.39143118519</text:p>
              </table:table-cell>
              <table:table-cell office:value-type="float" office:value="0.1972447558">
                <text:p>0.1972447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00980312">
                <text:p>3.100980312</text:p>
              </table:table-cell>
              <table:table-cell office:value-type="float" office:value="0.2485489177">
                <text:p>0.2485489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3690742576">
                <text:p>2.63690742576</text:p>
              </table:table-cell>
              <table:table-cell office:value-type="float" office:value="0.4775565538">
                <text:p>0.47755655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8871651756">
                <text:p>2.08871651756</text:p>
              </table:table-cell>
              <table:table-cell office:value-type="float" office:value="0.281217873">
                <text:p>0.281217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1334130329">
                <text:p>1.61334130329</text:p>
              </table:table-cell>
              <table:table-cell office:value-type="float" office:value="0.2966395161">
                <text:p>0.2966395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7141620279">
                <text:p>1.37141620279</text:p>
              </table:table-cell>
              <table:table-cell office:value-type="float" office:value="0.1695206406">
                <text:p>0.1695206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2508531809">
                <text:p>1.12508531809</text:p>
              </table:table-cell>
              <table:table-cell office:value-type="float" office:value="0.1834929172">
                <text:p>0.1834929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875103828">
                <text:p>1.04875103828</text:p>
              </table:table-cell>
              <table:table-cell office:value-type="float" office:value="0.1719822241">
                <text:p>0.1719822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84cm" svg:height="24.092cm" xlink:href=".." xlink:type="simple" chart:class="chart:scatter" chart:style-name="ch1">
        <chart:title svg:x="12.621cm" svg:y="0.617cm" chart:style-name="ch2">
          <text:p>High Speed</text:p>
        </chart:title>
        <chart:plot-area chart:style-name="ch3" table:cell-range-address="average_results_all_speeds.A86:average_results_all_speeds.A127 average_results_all_speeds.F86:average_results_all_speeds.F127" svg:x="1.564cm" svg:y="1.877cm" svg:width="25.567cm" svg:height="21.734cm">
          <chartooo:coordinate-region svg:x="2.291cm" svg:y="2.077cm" svg:width="24.746cm" svg:height="20.887cm"/>
          <chart:axis chart:dimension="x" chart:name="primary-x" chart:style-name="ch4"/>
          <chart:axis chart:dimension="y" chart:name="primary-y" chart:style-name="ch5">
            <chart:title svg:x="0.451cm" svg:y="13.82cm" chart:style-name="ch6">
              <text:p>Selection time</text:p>
            </chart:title>
            <chart:grid chart:style-name="ch7" chart:class="major"/>
          </chart:axis>
          <chart:series chart:style-name="ch8" chart:values-cell-range-address="average_results_all_speeds.F86:average_results_all_speeds.F127" chart:class="chart:scatter">
            <chart:domain table:cell-range-address="average_results_all_speeds.A86:average_results_all_speeds.A127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0980312">
                <text:p>0.180980312</text:p>
                <draw:g>
                  <svg:desc>average_results_all_speeds.A86:average_results_all_speeds.A127</svg:desc>
                </draw:g>
              </table:table-cell>
              <table:table-cell office:value-type="float" office:value="0.2054229712">
                <text:p>0.2054229712</text:p>
                <draw:g>
                  <svg:desc>average_results_all_speeds.F86:average_results_all_speeds.F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728403664">
                <text:p>0.1728403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2079210853">
                <text:p>0.2079210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781908433">
                <text:p>0.1781908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895737836">
                <text:p>0.1895737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224570673">
                <text:p>0.224570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1578450953">
                <text:p>0.157845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239215552">
                <text:p>0.2239215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3672644242">
                <text:p>4.53672644242</text:p>
              </table:table-cell>
              <table:table-cell office:value-type="float" office:value="0.2614397429">
                <text:p>0.2614397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9576148458">
                <text:p>4.49576148458</text:p>
              </table:table-cell>
              <table:table-cell office:value-type="float" office:value="0.2561895512">
                <text:p>0.2561895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402728864">
                <text:p>4.40402728864</text:p>
              </table:table-cell>
              <table:table-cell office:value-type="float" office:value="0.3001807686">
                <text:p>0.3001807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832978791">
                <text:p>4.1832978791</text:p>
              </table:table-cell>
              <table:table-cell office:value-type="float" office:value="0.3764911408">
                <text:p>0.3764911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1974625628">
                <text:p>4.11974625628</text:p>
              </table:table-cell>
              <table:table-cell office:value-type="float" office:value="0.2865636711">
                <text:p>0.2865636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11046884">
                <text:p>4.0911046884</text:p>
              </table:table-cell>
              <table:table-cell office:value-type="float" office:value="0.4752491923">
                <text:p>0.4752491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161314727">
                <text:p>0.2161314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6613178314">
                <text:p>4.46613178314</text:p>
              </table:table-cell>
              <table:table-cell office:value-type="float" office:value="0.2871905416">
                <text:p>0.2871905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0553021404">
                <text:p>4.30553021404</text:p>
              </table:table-cell>
              <table:table-cell office:value-type="float" office:value="0.3422973582">
                <text:p>0.3422973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4939349081">
                <text:p>4.04939349081</text:p>
              </table:table-cell>
              <table:table-cell office:value-type="float" office:value="0.4026446219">
                <text:p>0.402644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0559771763">
                <text:p>3.60559771763</text:p>
              </table:table-cell>
              <table:table-cell office:value-type="float" office:value="0.5760573748">
                <text:p>0.5760573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6273165812">
                <text:p>3.36273165812</text:p>
              </table:table-cell>
              <table:table-cell office:value-type="float" office:value="0.6832388503">
                <text:p>0.68323885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8895003752">
                <text:p>3.08895003752</text:p>
              </table:table-cell>
              <table:table-cell office:value-type="float" office:value="0.607811554">
                <text:p>0.607811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273667708">
                <text:p>0.2273667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2394321499">
                <text:p>4.32394321499</text:p>
              </table:table-cell>
              <table:table-cell office:value-type="float" office:value="0.3951649997">
                <text:p>0.395164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277868628">
                <text:p>4.0277868628</text:p>
              </table:table-cell>
              <table:table-cell office:value-type="float" office:value="0.4665759931">
                <text:p>0.4665759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1684477206">
                <text:p>3.51684477206</text:p>
              </table:table-cell>
              <table:table-cell office:value-type="float" office:value="0.5271255197">
                <text:p>0.5271255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9980695543">
                <text:p>3.09980695543</text:p>
              </table:table-cell>
              <table:table-cell office:value-type="float" office:value="0.5622256243">
                <text:p>0.5622256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2451249819">
                <text:p>2.72451249819</text:p>
              </table:table-cell>
              <table:table-cell office:value-type="float" office:value="0.4570138899">
                <text:p>0.4570138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6797083109">
                <text:p>2.46797083109</text:p>
              </table:table-cell>
              <table:table-cell office:value-type="float" office:value="0.3904218297">
                <text:p>0.3904218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2867660295">
                <text:p>0.2867660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787521458">
                <text:p>4.19787521458</text:p>
              </table:table-cell>
              <table:table-cell office:value-type="float" office:value="0.4253263784">
                <text:p>0.4253263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5602710307">
                <text:p>3.65602710307</text:p>
              </table:table-cell>
              <table:table-cell office:value-type="float" office:value="0.4047777864">
                <text:p>0.40477778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810327212">
                <text:p>3.09810327212</text:p>
              </table:table-cell>
              <table:table-cell office:value-type="float" office:value="0.5944864373">
                <text:p>0.5944864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0256696568">
                <text:p>2.60256696568</text:p>
              </table:table-cell>
              <table:table-cell office:value-type="float" office:value="0.4574828391">
                <text:p>0.4574828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484227844">
                <text:p>2.25484227844</text:p>
              </table:table-cell>
              <table:table-cell office:value-type="float" office:value="0.4864724568">
                <text:p>0.4864724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834876691">
                <text:p>1.98834876691</text:p>
              </table:table-cell>
              <table:table-cell office:value-type="float" office:value="0.2418160707">
                <text:p>0.2418160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3313170027">
                <text:p>0.3313170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9665609074">
                <text:p>3.69665609074</text:p>
              </table:table-cell>
              <table:table-cell office:value-type="float" office:value="0.6715241982">
                <text:p>0.6715241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833540875">
                <text:p>3.0833540875</text:p>
              </table:table-cell>
              <table:table-cell office:value-type="float" office:value="0.5480197819">
                <text:p>0.5480197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3648341653">
                <text:p>2.43648341653</text:p>
              </table:table-cell>
              <table:table-cell office:value-type="float" office:value="0.4453063797">
                <text:p>0.4453063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7224111752">
                <text:p>1.97224111752</text:p>
              </table:table-cell>
              <table:table-cell office:value-type="float" office:value="0.3429083658">
                <text:p>0.3429083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583252938">
                <text:p>1.68583252938</text:p>
              </table:table-cell>
              <table:table-cell office:value-type="float" office:value="0.2493859154">
                <text:p>0.2493859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2462301033">
                <text:p>1.42462301033</text:p>
              </table:table-cell>
              <table:table-cell office:value-type="float" office:value="0.2183981268">
                <text:p>0.21839812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3cm" svg:height="22.526cm" xlink:href=".." xlink:type="simple" chart:class="chart:scatter" chart:style-name="ch1">
        <chart:title svg:x="10.12cm" svg:y="0.586cm" chart:style-name="ch2">
          <text:p>All Speeds, Area/Speed, Time/Speed</text:p>
        </chart:title>
        <chart:plot-area chart:style-name="ch3" table:cell-range-address="average_results_all_speeds.B2:average_results_all_speeds.B127 average_results_all_speeds.G1:average_results_all_speeds.G127" chart:data-source-has-labels="row" svg:x="1.563cm" svg:y="1.815cm" svg:width="25.515cm" svg:height="19.28cm">
          <chartooo:coordinate-region svg:x="2.29cm" svg:y="2.014cm" svg:width="24.694cm" svg:height="18.434cm"/>
          <chart:axis chart:dimension="x" chart:name="primary-x" chart:style-name="ch4">
            <chart:title svg:x="13.429cm" svg:y="21.545cm" chart:style-name="ch5">
              <text:p>Area/speed</text:p>
            </chart:title>
          </chart:axis>
          <chart:axis chart:dimension="y" chart:name="primary-y" chart:style-name="ch6">
            <chart:title svg:x="0.451cm" svg:y="13.02cm" chart:style-name="ch7">
              <text:p>Selection time/speed</text:p>
            </chart:title>
            <chart:grid chart:style-name="ch8" chart:class="major"/>
          </chart:axis>
          <chart:series chart:style-name="ch9" chart:values-cell-range-address="average_results_all_speeds.G2:average_results_all_speeds.G127" chart:label-cell-address="average_results_all_speeds.G1:average_results_all_speeds.G1" chart:class="chart:scatter">
            <chart:domain table:cell-range-address="average_results_all_speeds.B2:average_results_all_speeds.B127"/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/s</text:p>
                <draw:g>
                  <svg:desc>average_results_all_speeds.G1:average_results_all_speed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297451851852">
                <text:p>0.670297451851852</text:p>
                <draw:g>
                  <svg:desc>average_results_all_speeds.B2:average_results_all_speeds.B127</svg:desc>
                </draw:g>
              </table:table-cell>
              <table:table-cell office:value-type="float" office:value="0.592053192222222">
                <text:p>0.592053192222222</text:p>
                <draw:g>
                  <svg:desc>average_results_all_speeds.G2:average_results_all_speeds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567856322222222">
                <text:p>0.5678563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523751006666667">
                <text:p>0.52375100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543947635925926">
                <text:p>0.543947635925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565564453333333">
                <text:p>0.56556445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558956844074074">
                <text:p>0.55895684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0297451851852">
                <text:p>0.670297451851852</text:p>
              </table:table-cell>
              <table:table-cell office:value-type="float" office:value="0.602663214444444">
                <text:p>0.60266321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55571581037037">
                <text:p>0.55571581037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4664415392593">
                <text:p>6.04664415392593</text:p>
              </table:table-cell>
              <table:table-cell office:value-type="float" office:value="0.550826675555556">
                <text:p>0.55082667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0223764718518">
                <text:p>6.00223764718518</text:p>
              </table:table-cell>
              <table:table-cell office:value-type="float" office:value="0.618515102962963">
                <text:p>0.618515102962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0790992159259">
                <text:p>5.90790992159259</text:p>
              </table:table-cell>
              <table:table-cell office:value-type="float" office:value="0.626448782592593">
                <text:p>0.62644878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0533289318519">
                <text:p>5.60533289318519</text:p>
              </table:table-cell>
              <table:table-cell office:value-type="float" office:value="0.622978147777778">
                <text:p>0.62297814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3058862611111">
                <text:p>5.53058862611111</text:p>
              </table:table-cell>
              <table:table-cell office:value-type="float" office:value="0.604374850740741">
                <text:p>0.604374850740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3072304988889">
                <text:p>5.43072304988889</text:p>
              </table:table-cell>
              <table:table-cell office:value-type="float" office:value="0.702291741111111">
                <text:p>0.70229174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617236661481481">
                <text:p>0.617236661481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5037296574074">
                <text:p>5.95037296574074</text:p>
              </table:table-cell>
              <table:table-cell office:value-type="float" office:value="0.539695921481481">
                <text:p>0.539695921481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6406613944444">
                <text:p>5.76406613944444</text:p>
              </table:table-cell>
              <table:table-cell office:value-type="float" office:value="0.602926583333333">
                <text:p>0.6029265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0241370914815">
                <text:p>5.40241370914815</text:p>
              </table:table-cell>
              <table:table-cell office:value-type="float" office:value="0.716851544444444">
                <text:p>0.7168515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9793952103704">
                <text:p>4.89793952103704</text:p>
              </table:table-cell>
              <table:table-cell office:value-type="float" office:value="0.711191137037037">
                <text:p>0.711191137037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9445018174074">
                <text:p>4.69445018174074</text:p>
              </table:table-cell>
              <table:table-cell office:value-type="float" office:value="0.747834083333333">
                <text:p>0.74783408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1268110385185">
                <text:p>4.31268110385185</text:p>
              </table:table-cell>
              <table:table-cell office:value-type="float" office:value="0.675405147407407">
                <text:p>0.67540514740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578111465185185">
                <text:p>0.578111465185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8029842085185">
                <text:p>5.78029842085185</text:p>
              </table:table-cell>
              <table:table-cell office:value-type="float" office:value="0.59025165962963">
                <text:p>0.59025165962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0685021122222">
                <text:p>5.40685021122222</text:p>
              </table:table-cell>
              <table:table-cell office:value-type="float" office:value="0.665646307037037">
                <text:p>0.66564630703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0329237448148">
                <text:p>4.80329237448148</text:p>
              </table:table-cell>
              <table:table-cell office:value-type="float" office:value="0.668796674814815">
                <text:p>0.668796674814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867123325926">
                <text:p>4.16867123325926</text:p>
              </table:table-cell>
              <table:table-cell office:value-type="float" office:value="0.764464715925926">
                <text:p>0.764464715925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7097175362963">
                <text:p>3.77097175362963</text:p>
              </table:table-cell>
              <table:table-cell office:value-type="float" office:value="0.585662518888889">
                <text:p>0.58566251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778618998518">
                <text:p>3.41778618998518</text:p>
              </table:table-cell>
              <table:table-cell office:value-type="float" office:value="0.615193411111111">
                <text:p>0.6151934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594139085185185">
                <text:p>0.594139085185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60674040555556">
                <text:p>5.60674040555556</text:p>
              </table:table-cell>
              <table:table-cell office:value-type="float" office:value="0.615471395555556">
                <text:p>0.615471395555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6654248488889">
                <text:p>4.96654248488889</text:p>
              </table:table-cell>
              <table:table-cell office:value-type="float" office:value="0.730550088518518">
                <text:p>0.730550088518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51738534">
                <text:p>4.251738534</text:p>
              </table:table-cell>
              <table:table-cell office:value-type="float" office:value="0.675174854444444">
                <text:p>0.67517485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0240649049259">
                <text:p>3.60240649049259</text:p>
              </table:table-cell>
              <table:table-cell office:value-type="float" office:value="0.583062083703704">
                <text:p>0.5830620837037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3747310315926">
                <text:p>3.23747310315926</text:p>
              </table:table-cell>
              <table:table-cell office:value-type="float" office:value="0.560115600740741">
                <text:p>0.56011560074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9699225406667">
                <text:p>2.89699225406667</text:p>
              </table:table-cell>
              <table:table-cell office:value-type="float" office:value="0.629627251481481">
                <text:p>0.62962725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07770485925926">
                <text:p>6.07770485925926</text:p>
              </table:table-cell>
              <table:table-cell office:value-type="float" office:value="0.643237748518519">
                <text:p>0.643237748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25263317596296">
                <text:p>5.25263317596296</text:p>
              </table:table-cell>
              <table:table-cell office:value-type="float" office:value="0.720865905555556">
                <text:p>0.72086590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7361106285185">
                <text:p>4.17361106285185</text:p>
              </table:table-cell>
              <table:table-cell office:value-type="float" office:value="0.645731924074074">
                <text:p>0.645731924074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40330157902963">
                <text:p>3.40330157902963</text:p>
              </table:table-cell>
              <table:table-cell office:value-type="float" office:value="0.628962087777778">
                <text:p>0.62896208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8361648624074">
                <text:p>2.88361648624074</text:p>
              </table:table-cell>
              <table:table-cell office:value-type="float" office:value="0.613510025925926">
                <text:p>0.6135100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3540040891481">
                <text:p>2.53540040891481</text:p>
              </table:table-cell>
              <table:table-cell office:value-type="float" office:value="0.546437292962963">
                <text:p>0.5464372929629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2163501370741">
                <text:p>2.22163501370741</text:p>
              </table:table-cell>
              <table:table-cell office:value-type="float" office:value="0.539633601851852">
                <text:p>0.539633601851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94384167037037">
                <text:p>0.294384167037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308168445">
                <text:p>0.3081684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92436533148148">
                <text:p>0.292436533148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98641224074074">
                <text:p>0.298641224074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315579577037037">
                <text:p>0.315579577037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93458698333333">
                <text:p>0.293458698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89499068518518">
                <text:p>0.289499068518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36604509259259">
                <text:p>0.3366045092592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1226254996296">
                <text:p>5.71226254996296</text:p>
              </table:table-cell>
              <table:table-cell office:value-type="float" office:value="0.326103122962963">
                <text:p>0.326103122962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5701421035185">
                <text:p>5.65701421035185</text:p>
              </table:table-cell>
              <table:table-cell office:value-type="float" office:value="0.384252710185185">
                <text:p>0.384252710185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54698925722222">
                <text:p>5.54698925722222</text:p>
              </table:table-cell>
              <table:table-cell office:value-type="float" office:value="0.409636346851852">
                <text:p>0.409636346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4732537842593">
                <text:p>5.24732537842593</text:p>
              </table:table-cell>
              <table:table-cell office:value-type="float" office:value="0.32709082462963">
                <text:p>0.3270908246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5110899053704">
                <text:p>5.25110899053704</text:p>
              </table:table-cell>
              <table:table-cell office:value-type="float" office:value="0.446132500925926">
                <text:p>0.446132500925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685276577037">
                <text:p>5.0685276577037</text:p>
              </table:table-cell>
              <table:table-cell office:value-type="float" office:value="0.475804404444444">
                <text:p>0.47580440444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01901262407407">
                <text:p>0.301901262407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242688732963">
                <text:p>5.6242688732963</text:p>
              </table:table-cell>
              <table:table-cell office:value-type="float" office:value="0.360730163148148">
                <text:p>0.360730163148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41436536674074">
                <text:p>5.41436536674074</text:p>
              </table:table-cell>
              <table:table-cell office:value-type="float" office:value="0.440192991481481">
                <text:p>0.440192991481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08156304814815">
                <text:p>5.08156304814815</text:p>
              </table:table-cell>
              <table:table-cell office:value-type="float" office:value="0.61614757">
                <text:p>0.61614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7796990405556">
                <text:p>4.57796990405556</text:p>
              </table:table-cell>
              <table:table-cell office:value-type="float" office:value="0.632334403888889">
                <text:p>0.632334403888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4638056448148">
                <text:p>4.34638056448148</text:p>
              </table:table-cell>
              <table:table-cell office:value-type="float" office:value="0.805198776296296">
                <text:p>0.805198776296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9645922583333">
                <text:p>3.99645922583333</text:p>
              </table:table-cell>
              <table:table-cell office:value-type="float" office:value="0.607139252037037">
                <text:p>0.607139252037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5079768037037">
                <text:p>0.35079768037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447793535">
                <text:p>5.447793535</text:p>
              </table:table-cell>
              <table:table-cell office:value-type="float" office:value="0.430066103333333">
                <text:p>0.43006610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3569200885185">
                <text:p>5.03569200885185</text:p>
              </table:table-cell>
              <table:table-cell office:value-type="float" office:value="0.566553652592593">
                <text:p>0.566553652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44379942359259">
                <text:p>4.44379942359259</text:p>
              </table:table-cell>
              <table:table-cell office:value-type="float" office:value="0.555786284074074">
                <text:p>0.555786284074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986628932037">
                <text:p>3.8986628932037</text:p>
              </table:table-cell>
              <table:table-cell office:value-type="float" office:value="0.65578408">
                <text:p>0.65578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8672656825926">
                <text:p>3.48672656825926</text:p>
              </table:table-cell>
              <table:table-cell office:value-type="float" office:value="0.607227458518518">
                <text:p>0.607227458518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9445724851852">
                <text:p>3.09445724851852</text:p>
              </table:table-cell>
              <table:table-cell office:value-type="float" office:value="0.508197802962963">
                <text:p>0.508197802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48020393888889">
                <text:p>0.348020393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37384812437037">
                <text:p>5.37384812437037</text:p>
              </table:table-cell>
              <table:table-cell office:value-type="float" office:value="0.645136964259259">
                <text:p>0.645136964259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66177011288889">
                <text:p>4.66177011288889</text:p>
              </table:table-cell>
              <table:table-cell office:value-type="float" office:value="0.884937288333333">
                <text:p>0.884937288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9299684474074">
                <text:p>3.89299684474074</text:p>
              </table:table-cell>
              <table:table-cell office:value-type="float" office:value="0.625815990555556">
                <text:p>0.625815990555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7604104883333">
                <text:p>3.37604104883333</text:p>
              </table:table-cell>
              <table:table-cell office:value-type="float" office:value="0.625067159814815">
                <text:p>0.625067159814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789794194444">
                <text:p>2.83789794194444</text:p>
              </table:table-cell>
              <table:table-cell office:value-type="float" office:value="0.344103732407407">
                <text:p>0.3441037324074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7672441701852">
                <text:p>2.57672441701852</text:p>
              </table:table-cell>
              <table:table-cell office:value-type="float" office:value="0.365268066296296">
                <text:p>0.365268066296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460275773518519">
                <text:p>0.4602757735185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8316189955556">
                <text:p>4.88316189955556</text:p>
              </table:table-cell>
              <table:table-cell office:value-type="float" office:value="0.884363988518519">
                <text:p>0.8843639885185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6799355103704">
                <text:p>3.86799355103704</text:p>
              </table:table-cell>
              <table:table-cell office:value-type="float" office:value="0.520773838888889">
                <text:p>0.520773838888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8766908016667">
                <text:p>2.98766908016667</text:p>
              </table:table-cell>
              <table:table-cell office:value-type="float" office:value="0.549332437222222">
                <text:p>0.549332437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396596347963">
                <text:p>2.5396596347963</text:p>
              </table:table-cell>
              <table:table-cell office:value-type="float" office:value="0.313927112222222">
                <text:p>0.313927112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834913297963">
                <text:p>2.0834913297963</text:p>
              </table:table-cell>
              <table:table-cell office:value-type="float" office:value="0.339801698518518">
                <text:p>0.339801698518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4213155237037">
                <text:p>1.94213155237037</text:p>
              </table:table-cell>
              <table:table-cell office:value-type="float" office:value="0.318485600185185">
                <text:p>0.318485600185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53608606419753">
                <text:p>0.253608606419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13383168395062">
                <text:p>0.2133831683950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56692697901235">
                <text:p>0.256692697901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19988695432099">
                <text:p>0.2199886954320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34041708148148">
                <text:p>0.234041708148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77247744444444">
                <text:p>0.2772477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194870488024691">
                <text:p>0.194870488024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76446364444444">
                <text:p>0.276446364444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0089684249383">
                <text:p>5.60089684249383</text:p>
              </table:table-cell>
              <table:table-cell office:value-type="float" office:value="0.322765114691358">
                <text:p>0.322765114691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5032282046914">
                <text:p>5.55032282046914</text:p>
              </table:table-cell>
              <table:table-cell office:value-type="float" office:value="0.31628339654321">
                <text:p>0.31628339654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43707072671605">
                <text:p>5.43707072671605</text:p>
              </table:table-cell>
              <table:table-cell office:value-type="float" office:value="0.370593541481481">
                <text:p>0.3705935414814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16456528283951">
                <text:p>5.16456528283951</text:p>
              </table:table-cell>
              <table:table-cell office:value-type="float" office:value="0.464803877530864">
                <text:p>0.464803877530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08610648923457">
                <text:p>5.08610648923457</text:p>
              </table:table-cell>
              <table:table-cell office:value-type="float" office:value="0.35378231">
                <text:p>0.35378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5074652888889">
                <text:p>5.05074652888889</text:p>
              </table:table-cell>
              <table:table-cell office:value-type="float" office:value="0.586727397901235">
                <text:p>0.5867273979012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66828978641975">
                <text:p>0.2668289786419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51374294214815">
                <text:p>5.51374294214815</text:p>
              </table:table-cell>
              <table:table-cell office:value-type="float" office:value="0.354556224197531">
                <text:p>0.3545562241975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31546940004938">
                <text:p>5.31546940004938</text:p>
              </table:table-cell>
              <table:table-cell office:value-type="float" office:value="0.422589331111111">
                <text:p>0.422589331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9925122322222">
                <text:p>4.99925122322222</text:p>
              </table:table-cell>
              <table:table-cell office:value-type="float" office:value="0.497092125802469">
                <text:p>0.4970921258024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5135520695062">
                <text:p>4.45135520695062</text:p>
              </table:table-cell>
              <table:table-cell office:value-type="float" office:value="0.711181944197531">
                <text:p>0.711181944197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5152056558025">
                <text:p>4.15152056558025</text:p>
              </table:table-cell>
              <table:table-cell office:value-type="float" office:value="0.84350475345679">
                <text:p>0.843504753456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1351856483951">
                <text:p>3.81351856483951</text:p>
              </table:table-cell>
              <table:table-cell office:value-type="float" office:value="0.750384634567901">
                <text:p>0.7503846345679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80699717037037">
                <text:p>0.280699717037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3820149998765">
                <text:p>5.33820149998765</text:p>
              </table:table-cell>
              <table:table-cell office:value-type="float" office:value="0.487858024320988">
                <text:p>0.487858024320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7257637382716">
                <text:p>4.97257637382716</text:p>
              </table:table-cell>
              <table:table-cell office:value-type="float" office:value="0.576019744567901">
                <text:p>0.5760197445679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4178366920988">
                <text:p>4.34178366920988</text:p>
              </table:table-cell>
              <table:table-cell office:value-type="float" office:value="0.65077224654321">
                <text:p>0.65077224654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2692216719753">
                <text:p>3.82692216719753</text:p>
              </table:table-cell>
              <table:table-cell office:value-type="float" office:value="0.694105709012346">
                <text:p>0.6941057090123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6359567677778">
                <text:p>3.36359567677778</text:p>
              </table:table-cell>
              <table:table-cell office:value-type="float" office:value="0.564214678888889">
                <text:p>0.5642146788888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4687756924691">
                <text:p>3.04687756924691</text:p>
              </table:table-cell>
              <table:table-cell office:value-type="float" office:value="0.482002258888889">
                <text:p>0.48200225888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354032135185185">
                <text:p>0.354032135185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18256199330864">
                <text:p>5.18256199330864</text:p>
              </table:table-cell>
              <table:table-cell office:value-type="float" office:value="0.525094294320988">
                <text:p>0.5250942943209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1361370749383">
                <text:p>4.51361370749383</text:p>
              </table:table-cell>
              <table:table-cell office:value-type="float" office:value="0.499725662222222">
                <text:p>0.4997256622222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2481885446914">
                <text:p>3.82481885446914</text:p>
              </table:table-cell>
              <table:table-cell office:value-type="float" office:value="0.733933873209877">
                <text:p>0.733933873209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21304563664197">
                <text:p>3.21304563664197</text:p>
              </table:table-cell>
              <table:table-cell office:value-type="float" office:value="0.564793628518519">
                <text:p>0.564793628518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8375589930864">
                <text:p>2.78375589930864</text:p>
              </table:table-cell>
              <table:table-cell office:value-type="float" office:value="0.60058328">
                <text:p>0.60058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5475156408642">
                <text:p>2.45475156408642</text:p>
              </table:table-cell>
              <table:table-cell office:value-type="float" office:value="0.298538358888889">
                <text:p>0.2985383588888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409033336666667">
                <text:p>0.40903333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6377295153086">
                <text:p>4.56377295153086</text:p>
              </table:table-cell>
              <table:table-cell office:value-type="float" office:value="0.82904222">
                <text:p>0.829042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066099845679">
                <text:p>3.8066099845679</text:p>
              </table:table-cell>
              <table:table-cell office:value-type="float" office:value="0.676567631975309">
                <text:p>0.676567631975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0800421793827">
                <text:p>3.00800421793827</text:p>
              </table:table-cell>
              <table:table-cell office:value-type="float" office:value="0.549760962592593">
                <text:p>0.549760962592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3486557718518">
                <text:p>2.43486557718518</text:p>
              </table:table-cell>
              <table:table-cell office:value-type="float" office:value="0.423343661481481">
                <text:p>0.423343661481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8127472762963">
                <text:p>2.08127472762963</text:p>
              </table:table-cell>
              <table:table-cell office:value-type="float" office:value="0.307883846172839">
                <text:p>0.307883846172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5879383991358">
                <text:p>1.75879383991358</text:p>
              </table:table-cell>
              <table:table-cell office:value-type="float" office:value="0.269627317037037">
                <text:p>0.2696273170370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473cm" svg:height="23.774cm" xlink:href=".." xlink:type="simple" chart:class="chart:scatter" chart:style-name="ch1">
        <chart:title svg:x="7.761cm" svg:y="0.611cm" chart:style-name="ch2">
          <text:p>High Speed, Errors</text:p>
        </chart:title>
        <chart:plot-area chart:style-name="ch3" table:cell-range-address="average_results_all_speeds.A86:average_results_all_speeds.A127 average_results_all_speeds.H86:average_results_all_speeds.H127" svg:x="1.4cm" svg:y="1.865cm" svg:width="17.684cm" svg:height="21.434cm">
          <chartooo:coordinate-region svg:x="1.836cm" svg:y="2.064cm" svg:width="17.154cm" svg:height="20.588cm"/>
          <chart:axis chart:dimension="x" chart:name="primary-x" chart:style-name="ch4"/>
          <chart:axis chart:dimension="y" chart:name="primary-y" chart:style-name="ch5">
            <chart:title svg:x="0.451cm" svg:y="13.076cm" chart:style-name="ch6">
              <text:p>Errors</text:p>
            </chart:title>
            <chart:grid chart:style-name="ch7" chart:class="major"/>
          </chart:axis>
          <chart:series chart:style-name="ch8" chart:values-cell-range-address="average_results_all_speeds.H86:average_results_all_speeds.H127" chart:class="chart:scatter">
            <chart:domain table:cell-range-address="average_results_all_speeds.A86:average_results_all_speeds.A127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0980312">
                <text:p>0.180980312</text:p>
                <draw:g>
                  <svg:desc>average_results_all_speeds.A86:average_results_all_speeds.A127</svg:desc>
                </draw:g>
              </table:table-cell>
              <table:table-cell office:value-type="float" office:value="0.7115384615">
                <text:p>0.7115384615</text:p>
                <draw:g>
                  <svg:desc>average_results_all_speeds.H86:average_results_all_speeds.H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6346153846">
                <text:p>0.6346153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7115384615">
                <text:p>0.71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3269230769">
                <text:p>0.3269230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6923076923">
                <text:p>0.692307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9038461538">
                <text:p>0.9038461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980312">
                <text:p>0.180980312</text:p>
              </table:table-cell>
              <table:table-cell office:value-type="float" office:value="0.4615384615">
                <text:p>0.4615384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9230769231">
                <text:p>0.9230769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3672644242">
                <text:p>4.53672644242</text:p>
              </table:table-cell>
              <table:table-cell office:value-type="float" office:value="0.7884615385">
                <text:p>0.7884615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9576148458">
                <text:p>4.49576148458</text:p>
              </table:table-cell>
              <table:table-cell office:value-type="float" office:value="1.4615384615">
                <text:p>1.461538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0402728864">
                <text:p>4.40402728864</text:p>
              </table:table-cell>
              <table:table-cell office:value-type="float" office:value="1.5576923077">
                <text:p>1.55769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832978791">
                <text:p>4.1832978791</text:p>
              </table:table-cell>
              <table:table-cell office:value-type="float" office:value="2.1346153846">
                <text:p>2.1346153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1974625628">
                <text:p>4.11974625628</text:p>
              </table:table-cell>
              <table:table-cell office:value-type="float" office:value="1.9615384615">
                <text:p>1.9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11046884">
                <text:p>4.0911046884</text:p>
              </table:table-cell>
              <table:table-cell office:value-type="float" office:value="4.6730769231">
                <text:p>4.67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1.0576923077">
                <text:p>1.0576923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6613178314">
                <text:p>4.46613178314</text:p>
              </table:table-cell>
              <table:table-cell office:value-type="float" office:value="1.6730769231">
                <text:p>1.67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0553021404">
                <text:p>4.30553021404</text:p>
              </table:table-cell>
              <table:table-cell office:value-type="float" office:value="2.4038461539">
                <text:p>2.4038461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4939349081">
                <text:p>4.04939349081</text:p>
              </table:table-cell>
              <table:table-cell office:value-type="float" office:value="3.5576923077">
                <text:p>3.5576923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0559771763">
                <text:p>3.60559771763</text:p>
              </table:table-cell>
              <table:table-cell office:value-type="float" office:value="5.0769230769">
                <text:p>5.0769230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6273165812">
                <text:p>3.36273165812</text:p>
              </table:table-cell>
              <table:table-cell office:value-type="float" office:value="8.0192307692">
                <text:p>8.0192307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8895003752">
                <text:p>3.08895003752</text:p>
              </table:table-cell>
              <table:table-cell office:value-type="float" office:value="7.3653846154">
                <text:p>7.365384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0.9230769231">
                <text:p>0.9230769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2394321499">
                <text:p>4.32394321499</text:p>
              </table:table-cell>
              <table:table-cell office:value-type="float" office:value="2.6923076923">
                <text:p>2.6923076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277868628">
                <text:p>4.0277868628</text:p>
              </table:table-cell>
              <table:table-cell office:value-type="float" office:value="3.2115384615">
                <text:p>3.21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1684477206">
                <text:p>3.51684477206</text:p>
              </table:table-cell>
              <table:table-cell office:value-type="float" office:value="7.3269230769">
                <text:p>7.3269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9980695543">
                <text:p>3.09980695543</text:p>
              </table:table-cell>
              <table:table-cell office:value-type="float" office:value="6.5769230769">
                <text:p>6.5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2451249819">
                <text:p>2.72451249819</text:p>
              </table:table-cell>
              <table:table-cell office:value-type="float" office:value="4.3846153846">
                <text:p>4.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46797083109">
                <text:p>2.46797083109</text:p>
              </table:table-cell>
              <table:table-cell office:value-type="float" office:value="4.4615384615">
                <text:p>4.46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9787521458">
                <text:p>4.19787521458</text:p>
              </table:table-cell>
              <table:table-cell office:value-type="float" office:value="3.0961538462">
                <text:p>3.0961538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5602710307">
                <text:p>3.65602710307</text:p>
              </table:table-cell>
              <table:table-cell office:value-type="float" office:value="5.6538461539">
                <text:p>5.6538461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810327212">
                <text:p>3.09810327212</text:p>
              </table:table-cell>
              <table:table-cell office:value-type="float" office:value="7.3461538462">
                <text:p>7.3461538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0256696568">
                <text:p>2.60256696568</text:p>
              </table:table-cell>
              <table:table-cell office:value-type="float" office:value="6.2692307692">
                <text:p>6.26923076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484227844">
                <text:p>2.25484227844</text:p>
              </table:table-cell>
              <table:table-cell office:value-type="float" office:value="3.3653846154">
                <text:p>3.36538461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834876691">
                <text:p>1.9883487669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60980312">
                <text:p>4.560980312</text:p>
              </table:table-cell>
              <table:table-cell office:value-type="float" office:value="2.0384615385">
                <text:p>2.03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9665609074">
                <text:p>3.69665609074</text:p>
              </table:table-cell>
              <table:table-cell office:value-type="float" office:value="5.2692307692">
                <text:p>5.2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833540875">
                <text:p>3.0833540875</text:p>
              </table:table-cell>
              <table:table-cell office:value-type="float" office:value="6.1923076923">
                <text:p>6.1923076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3648341653">
                <text:p>2.43648341653</text:p>
              </table:table-cell>
              <table:table-cell office:value-type="float" office:value="3.1538461539">
                <text:p>3.15384615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7224111752">
                <text:p>1.97224111752</text:p>
              </table:table-cell>
              <table:table-cell office:value-type="float" office:value="1.6730769231">
                <text:p>1.6730769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8583252938">
                <text:p>1.68583252938</text:p>
              </table:table-cell>
              <table:table-cell office:value-type="float" office:value="1.0769230769">
                <text:p>1.0769230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2462301033">
                <text:p>1.42462301033</text:p>
              </table:table-cell>
              <table:table-cell office:value-type="float" office:value="1.1538461539">
                <text:p>1.15384615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22cm" svg:height="22.691cm" xlink:href=".." xlink:type="simple" chart:class="chart:scatter" chart:style-name="ch1">
        <chart:title svg:x="5.967cm" svg:y="0.589cm" chart:style-name="ch2">
          <text:p>Medium and High Speed, Area/Speed, Time/Speed</text:p>
        </chart:title>
        <chart:plot-area chart:style-name="ch3" table:cell-range-address="average_results_all_speeds.B44:average_results_all_speeds.B127 average_results_all_speeds.G44:average_results_all_speeds.G127" svg:x="1.451cm" svg:y="1.821cm" svg:width="20.131cm" svg:height="19.436cm">
          <chartooo:coordinate-region svg:x="2.178cm" svg:y="2.02cm" svg:width="19.31cm" svg:height="18.59cm"/>
          <chart:axis chart:dimension="x" chart:name="primary-x" chart:style-name="ch4">
            <chart:title svg:x="10.625cm" svg:y="21.71cm" chart:style-name="ch5">
              <text:p>Area/speed</text:p>
            </chart:title>
          </chart:axis>
          <chart:axis chart:dimension="y" chart:name="primary-y" chart:style-name="ch6">
            <chart:title svg:x="0.451cm" svg:y="13.104cm" chart:style-name="ch7">
              <text:p>Selection time/speed</text:p>
            </chart:title>
            <chart:grid chart:style-name="ch8" chart:class="major"/>
          </chart:axis>
          <chart:series chart:style-name="ch9" chart:values-cell-range-address="average_results_all_speeds.G44:average_results_all_speeds.G127" chart:class="chart:scatter">
            <chart:domain table:cell-range-address="average_results_all_speeds.B44:average_results_all_speeds.B127"/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5148725925926">
                <text:p>0.335148725925926</text:p>
                <draw:g>
                  <svg:desc>average_results_all_speeds.B44:average_results_all_speeds.B127</svg:desc>
                </draw:g>
              </table:table-cell>
              <table:table-cell office:value-type="float" office:value="0.294384167037037">
                <text:p>0.294384167037037</text:p>
                <draw:g>
                  <svg:desc>average_results_all_speeds.G44:average_results_all_speeds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308168445">
                <text:p>0.308168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92436533148148">
                <text:p>0.29243653314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98641224074074">
                <text:p>0.298641224074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315579577037037">
                <text:p>0.31557957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93458698333333">
                <text:p>0.293458698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5148725925926">
                <text:p>0.335148725925926</text:p>
              </table:table-cell>
              <table:table-cell office:value-type="float" office:value="0.289499068518518">
                <text:p>0.28949906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36604509259259">
                <text:p>0.336604509259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1226254996296">
                <text:p>5.71226254996296</text:p>
              </table:table-cell>
              <table:table-cell office:value-type="float" office:value="0.326103122962963">
                <text:p>0.326103122962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5701421035185">
                <text:p>5.65701421035185</text:p>
              </table:table-cell>
              <table:table-cell office:value-type="float" office:value="0.384252710185185">
                <text:p>0.384252710185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4698925722222">
                <text:p>5.54698925722222</text:p>
              </table:table-cell>
              <table:table-cell office:value-type="float" office:value="0.409636346851852">
                <text:p>0.409636346851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4732537842593">
                <text:p>5.24732537842593</text:p>
              </table:table-cell>
              <table:table-cell office:value-type="float" office:value="0.32709082462963">
                <text:p>0.32709082462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5110899053704">
                <text:p>5.25110899053704</text:p>
              </table:table-cell>
              <table:table-cell office:value-type="float" office:value="0.446132500925926">
                <text:p>0.446132500925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685276577037">
                <text:p>5.0685276577037</text:p>
              </table:table-cell>
              <table:table-cell office:value-type="float" office:value="0.475804404444444">
                <text:p>0.47580440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01901262407407">
                <text:p>0.301901262407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242688732963">
                <text:p>5.6242688732963</text:p>
              </table:table-cell>
              <table:table-cell office:value-type="float" office:value="0.360730163148148">
                <text:p>0.360730163148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1436536674074">
                <text:p>5.41436536674074</text:p>
              </table:table-cell>
              <table:table-cell office:value-type="float" office:value="0.440192991481481">
                <text:p>0.44019299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8156304814815">
                <text:p>5.08156304814815</text:p>
              </table:table-cell>
              <table:table-cell office:value-type="float" office:value="0.61614757">
                <text:p>0.61614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7796990405556">
                <text:p>4.57796990405556</text:p>
              </table:table-cell>
              <table:table-cell office:value-type="float" office:value="0.632334403888889">
                <text:p>0.632334403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638056448148">
                <text:p>4.34638056448148</text:p>
              </table:table-cell>
              <table:table-cell office:value-type="float" office:value="0.805198776296296">
                <text:p>0.8051987762962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9645922583333">
                <text:p>3.99645922583333</text:p>
              </table:table-cell>
              <table:table-cell office:value-type="float" office:value="0.607139252037037">
                <text:p>0.607139252037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5079768037037">
                <text:p>0.35079768037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47793535">
                <text:p>5.447793535</text:p>
              </table:table-cell>
              <table:table-cell office:value-type="float" office:value="0.430066103333333">
                <text:p>0.43006610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03569200885185">
                <text:p>5.03569200885185</text:p>
              </table:table-cell>
              <table:table-cell office:value-type="float" office:value="0.566553652592593">
                <text:p>0.5665536525925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4379942359259">
                <text:p>4.44379942359259</text:p>
              </table:table-cell>
              <table:table-cell office:value-type="float" office:value="0.555786284074074">
                <text:p>0.555786284074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986628932037">
                <text:p>3.8986628932037</text:p>
              </table:table-cell>
              <table:table-cell office:value-type="float" office:value="0.65578408">
                <text:p>0.655784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8672656825926">
                <text:p>3.48672656825926</text:p>
              </table:table-cell>
              <table:table-cell office:value-type="float" office:value="0.607227458518518">
                <text:p>0.607227458518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9445724851852">
                <text:p>3.09445724851852</text:p>
              </table:table-cell>
              <table:table-cell office:value-type="float" office:value="0.508197802962963">
                <text:p>0.508197802962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348020393888889">
                <text:p>0.348020393888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37384812437037">
                <text:p>5.37384812437037</text:p>
              </table:table-cell>
              <table:table-cell office:value-type="float" office:value="0.645136964259259">
                <text:p>0.6451369642592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6177011288889">
                <text:p>4.66177011288889</text:p>
              </table:table-cell>
              <table:table-cell office:value-type="float" office:value="0.884937288333333">
                <text:p>0.884937288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9299684474074">
                <text:p>3.89299684474074</text:p>
              </table:table-cell>
              <table:table-cell office:value-type="float" office:value="0.625815990555556">
                <text:p>0.625815990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7604104883333">
                <text:p>3.37604104883333</text:p>
              </table:table-cell>
              <table:table-cell office:value-type="float" office:value="0.625067159814815">
                <text:p>0.625067159814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3789794194444">
                <text:p>2.83789794194444</text:p>
              </table:table-cell>
              <table:table-cell office:value-type="float" office:value="0.344103732407407">
                <text:p>0.344103732407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7672441701852">
                <text:p>2.57672441701852</text:p>
              </table:table-cell>
              <table:table-cell office:value-type="float" office:value="0.365268066296296">
                <text:p>0.365268066296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4255613333333">
                <text:p>5.74255613333333</text:p>
              </table:table-cell>
              <table:table-cell office:value-type="float" office:value="0.460275773518519">
                <text:p>0.4602757735185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88316189955556">
                <text:p>4.88316189955556</text:p>
              </table:table-cell>
              <table:table-cell office:value-type="float" office:value="0.884363988518519">
                <text:p>0.8843639885185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6799355103704">
                <text:p>3.86799355103704</text:p>
              </table:table-cell>
              <table:table-cell office:value-type="float" office:value="0.520773838888889">
                <text:p>0.520773838888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98766908016667">
                <text:p>2.98766908016667</text:p>
              </table:table-cell>
              <table:table-cell office:value-type="float" office:value="0.549332437222222">
                <text:p>0.549332437222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396596347963">
                <text:p>2.5396596347963</text:p>
              </table:table-cell>
              <table:table-cell office:value-type="float" office:value="0.313927112222222">
                <text:p>0.31392711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34913297963">
                <text:p>2.0834913297963</text:p>
              </table:table-cell>
              <table:table-cell office:value-type="float" office:value="0.339801698518518">
                <text:p>0.3398016985185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4213155237037">
                <text:p>1.94213155237037</text:p>
              </table:table-cell>
              <table:table-cell office:value-type="float" office:value="0.318485600185185">
                <text:p>0.318485600185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53608606419753">
                <text:p>0.2536086064197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13383168395062">
                <text:p>0.21338316839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56692697901235">
                <text:p>0.2566926979012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19988695432099">
                <text:p>0.219988695432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34041708148148">
                <text:p>0.234041708148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277247744444444">
                <text:p>0.277247744444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3432483950617">
                <text:p>0.223432483950617</text:p>
              </table:table-cell>
              <table:table-cell office:value-type="float" office:value="0.194870488024691">
                <text:p>0.194870488024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76446364444444">
                <text:p>0.2764463644444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0089684249383">
                <text:p>5.60089684249383</text:p>
              </table:table-cell>
              <table:table-cell office:value-type="float" office:value="0.322765114691358">
                <text:p>0.3227651146913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55032282046914">
                <text:p>5.55032282046914</text:p>
              </table:table-cell>
              <table:table-cell office:value-type="float" office:value="0.31628339654321">
                <text:p>0.31628339654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3707072671605">
                <text:p>5.43707072671605</text:p>
              </table:table-cell>
              <table:table-cell office:value-type="float" office:value="0.370593541481481">
                <text:p>0.370593541481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6456528283951">
                <text:p>5.16456528283951</text:p>
              </table:table-cell>
              <table:table-cell office:value-type="float" office:value="0.464803877530864">
                <text:p>0.464803877530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8610648923457">
                <text:p>5.08610648923457</text:p>
              </table:table-cell>
              <table:table-cell office:value-type="float" office:value="0.35378231">
                <text:p>0.35378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5074652888889">
                <text:p>5.05074652888889</text:p>
              </table:table-cell>
              <table:table-cell office:value-type="float" office:value="0.586727397901235">
                <text:p>0.586727397901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66828978641975">
                <text:p>0.266828978641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51374294214815">
                <text:p>5.51374294214815</text:p>
              </table:table-cell>
              <table:table-cell office:value-type="float" office:value="0.354556224197531">
                <text:p>0.354556224197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1546940004938">
                <text:p>5.31546940004938</text:p>
              </table:table-cell>
              <table:table-cell office:value-type="float" office:value="0.422589331111111">
                <text:p>0.422589331111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9925122322222">
                <text:p>4.99925122322222</text:p>
              </table:table-cell>
              <table:table-cell office:value-type="float" office:value="0.497092125802469">
                <text:p>0.4970921258024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5135520695062">
                <text:p>4.45135520695062</text:p>
              </table:table-cell>
              <table:table-cell office:value-type="float" office:value="0.711181944197531">
                <text:p>0.711181944197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5152056558025">
                <text:p>4.15152056558025</text:p>
              </table:table-cell>
              <table:table-cell office:value-type="float" office:value="0.84350475345679">
                <text:p>0.84350475345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1351856483951">
                <text:p>3.81351856483951</text:p>
              </table:table-cell>
              <table:table-cell office:value-type="float" office:value="0.750384634567901">
                <text:p>0.750384634567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280699717037037">
                <text:p>0.280699717037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3820149998765">
                <text:p>5.33820149998765</text:p>
              </table:table-cell>
              <table:table-cell office:value-type="float" office:value="0.487858024320988">
                <text:p>0.487858024320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97257637382716">
                <text:p>4.97257637382716</text:p>
              </table:table-cell>
              <table:table-cell office:value-type="float" office:value="0.576019744567901">
                <text:p>0.5760197445679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34178366920988">
                <text:p>4.34178366920988</text:p>
              </table:table-cell>
              <table:table-cell office:value-type="float" office:value="0.65077224654321">
                <text:p>0.650772246543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2692216719753">
                <text:p>3.82692216719753</text:p>
              </table:table-cell>
              <table:table-cell office:value-type="float" office:value="0.694105709012346">
                <text:p>0.6941057090123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6359567677778">
                <text:p>3.36359567677778</text:p>
              </table:table-cell>
              <table:table-cell office:value-type="float" office:value="0.564214678888889">
                <text:p>0.564214678888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4687756924691">
                <text:p>3.04687756924691</text:p>
              </table:table-cell>
              <table:table-cell office:value-type="float" office:value="0.482002258888889">
                <text:p>0.482002258888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354032135185185">
                <text:p>0.354032135185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8256199330864">
                <text:p>5.18256199330864</text:p>
              </table:table-cell>
              <table:table-cell office:value-type="float" office:value="0.525094294320988">
                <text:p>0.5250942943209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1361370749383">
                <text:p>4.51361370749383</text:p>
              </table:table-cell>
              <table:table-cell office:value-type="float" office:value="0.499725662222222">
                <text:p>0.49972566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2481885446914">
                <text:p>3.82481885446914</text:p>
              </table:table-cell>
              <table:table-cell office:value-type="float" office:value="0.733933873209877">
                <text:p>0.7339338732098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1304563664197">
                <text:p>3.21304563664197</text:p>
              </table:table-cell>
              <table:table-cell office:value-type="float" office:value="0.564793628518519">
                <text:p>0.5647936285185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8375589930864">
                <text:p>2.78375589930864</text:p>
              </table:table-cell>
              <table:table-cell office:value-type="float" office:value="0.60058328">
                <text:p>0.600583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5475156408642">
                <text:p>2.45475156408642</text:p>
              </table:table-cell>
              <table:table-cell office:value-type="float" office:value="0.298538358888889">
                <text:p>0.298538358888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63083989135802">
                <text:p>5.63083989135802</text:p>
              </table:table-cell>
              <table:table-cell office:value-type="float" office:value="0.409033336666667">
                <text:p>0.40903333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6377295153086">
                <text:p>4.56377295153086</text:p>
              </table:table-cell>
              <table:table-cell office:value-type="float" office:value="0.82904222">
                <text:p>0.82904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066099845679">
                <text:p>3.8066099845679</text:p>
              </table:table-cell>
              <table:table-cell office:value-type="float" office:value="0.676567631975309">
                <text:p>0.6765676319753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0800421793827">
                <text:p>3.00800421793827</text:p>
              </table:table-cell>
              <table:table-cell office:value-type="float" office:value="0.549760962592593">
                <text:p>0.549760962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3486557718518">
                <text:p>2.43486557718518</text:p>
              </table:table-cell>
              <table:table-cell office:value-type="float" office:value="0.423343661481481">
                <text:p>0.423343661481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8127472762963">
                <text:p>2.08127472762963</text:p>
              </table:table-cell>
              <table:table-cell office:value-type="float" office:value="0.307883846172839">
                <text:p>0.307883846172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5879383991358">
                <text:p>1.75879383991358</text:p>
              </table:table-cell>
              <table:table-cell office:value-type="float" office:value="0.269627317037037">
                <text:p>0.2696273170370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